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Table1" style:family="table">
      <style:table-properties style:width="15.284in" table:align="left"/>
    </style:style>
    <style:style style:name="Table1.A" style:family="table-column">
      <style:table-column-properties style:column-width="3.9417in"/>
    </style:style>
    <style:style style:name="Table1.B" style:family="table-column">
      <style:table-column-properties style:column-width="11.3424in"/>
    </style:style>
    <style:style style:name="Table1.A1" style:family="table-cell">
      <style:table-cell-properties style:vertical-align="middle" fo:padding="0.0194in" fo:border="none"/>
    </style:style>
    <style:style style:name="Table2" style:family="table">
      <style:table-properties style:width="15.284in" table:align="left"/>
    </style:style>
    <style:style style:name="Table2.A" style:family="table-column">
      <style:table-column-properties style:column-width="5in"/>
    </style:style>
    <style:style style:name="Table2.B" style:family="table-column">
      <style:table-column-properties style:column-width="1.4153in"/>
    </style:style>
    <style:style style:name="Table2.C" style:family="table-column">
      <style:table-column-properties style:column-width="2.4701in"/>
    </style:style>
    <style:style style:name="Table2.D" style:family="table-column">
      <style:table-column-properties style:column-width="6.3986in"/>
    </style:style>
    <style:style style:name="Table2.A1" style:family="table-cell">
      <style:table-cell-properties style:vertical-align="middle" fo:padding="0.0194in" fo:border="none"/>
    </style:style>
    <style:style style:name="P1" style:family="paragraph" style:parent-style-name="Heading_20_1">
      <style:paragraph-properties fo:orphans="2" fo:widows="2"/>
      <style:text-properties fo:font-variant="normal" fo:text-transform="none" fo:color="#000000" loext:opacity="100%" style:font-name="Times New Roman" fo:font-size="14pt" fo:letter-spacing="normal" fo:font-style="normal"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2" style:family="paragraph" style:parent-style-name="Heading_20_1">
      <style:paragraph-properties fo:orphans="2" fo:widows="2"/>
      <style:text-properties fo:font-variant="normal" fo:text-transform="none" fo:color="#000000" loext:opacity="100%" style:font-name="Times New Roman" fo:font-size="14pt" fo:letter-spacing="normal" fo:font-style="normal" fo:font-weight="normal"/>
    </style:style>
    <style:style style:name="P3" style:family="paragraph" style:parent-style-name="Heading_20_2">
      <style:paragraph-properties fo:orphans="2" fo:widows="2"/>
      <style:text-properties fo:font-variant="normal" fo:text-transform="none" fo:color="#000000" loext:opacity="100%" style:font-name="Times New Roman" fo:font-size="14pt" fo:letter-spacing="normal" fo:font-style="normal" fo:font-weight="normal"/>
    </style:style>
    <style:style style:name="P4" style:family="paragraph" style:parent-style-name="Preformatted_20_Text">
      <style:paragraph-properties fo:orphans="2" fo:widows="2"/>
      <style:text-properties fo:font-variant="normal" fo:text-transform="none" fo:color="#000000" loext:opacity="100%" style:font-name="Times New Roman" fo:font-size="14pt" fo:letter-spacing="normal" fo:font-style="normal" fo:font-weight="normal" loext:padding="0in" loext:border="none"/>
    </style:style>
    <style:style style:name="P5" style:family="paragraph" style:parent-style-name="Preformatted_20_Text">
      <style:paragraph-properties fo:margin-top="0in" fo:margin-bottom="0.1965in" style:contextual-spacing="false" fo:orphans="2" fo:widows="2"/>
      <style:text-properties fo:font-variant="normal" fo:text-transform="none" fo:color="#000000" loext:opacity="100%" style:font-name="Times New Roman" fo:font-size="14pt" fo:letter-spacing="normal" fo:font-style="normal" fo:font-weight="normal" loext:padding="0in" loext:border="none"/>
    </style:style>
    <style:style style:name="P6" style:family="paragraph" style:parent-style-name="Preformatted_20_Text">
      <style:paragraph-properties fo:orphans="2" fo:widows="2"/>
      <style:text-properties fo:font-variant="normal" fo:text-transform="none" fo:color="#000000" loext:opacity="100%" fo:letter-spacing="normal" loext:padding="0in" loext:border="none"/>
    </style:style>
    <style:style style:name="P7"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loext:padding="0in" loext:border="none"/>
    </style:style>
    <style:style style:name="P8" style:family="paragraph" style:parent-style-name="Preformatted_20_Text">
      <style:paragraph-properties fo:orphans="2" fo:widows="2"/>
    </style:style>
    <style:style style:name="P9" style:family="paragraph" style:parent-style-name="Standard">
      <style:paragraph-properties fo:orphans="2" fo:widows="2"/>
      <style:text-properties fo:font-variant="normal" fo:text-transform="none" fo:color="#000000" loext:opacity="100%" style:font-name="Times New Roman" fo:font-size="14pt" fo:letter-spacing="normal" fo:font-style="normal"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10" style:family="paragraph" style:parent-style-name="Standard">
      <style:paragraph-properties fo:orphans="2" fo:widows="2"/>
    </style:style>
    <style:style style:name="P11" style:family="paragraph" style:parent-style-name="Standard">
      <style:paragraph-properties fo:orphans="2" fo:widows="2"/>
      <style:text-properties fo:font-weight="bold" loext:padding-left="0in" loext:padding-right="0in" loext:padding-top="0in" loext:padding-bottom="0.0193in" loext:border-left="none" loext:border-right="none" loext:border-top="none" loext:border-bottom="0.06pt solid #aaaaaa"/>
    </style:style>
    <style:style style:name="P12" style:family="paragraph" style:parent-style-name="Table_20_Contents">
      <style:paragraph-properties fo:margin-top="0in" fo:margin-bottom="0.1965in" style:contextual-spacing="false"/>
    </style:style>
    <style:style style:name="P13" style:family="paragraph" style:parent-style-name="Table_20_Contents">
      <style:text-properties fo:color="#000000" loext:opacity="100%"/>
    </style:style>
    <style:style style:name="P14" style:family="paragraph" style:parent-style-name="Table_20_Contents">
      <style:text-properties fo:color="#24292e" loext:opacity="100%"/>
    </style:style>
    <style:style style:name="P15" style:family="paragraph" style:parent-style-name="Table_20_Contents" style:list-style-name="L12"/>
    <style:style style:name="P16" style:family="paragraph" style:parent-style-name="Table_20_Contents" style:list-style-name="L12">
      <style:paragraph-properties fo:margin-top="0in" fo:margin-bottom="0.1965in" style:contextual-spacing="false"/>
    </style:style>
    <style:style style:name="P17" style:family="paragraph" style:parent-style-name="Table_20_Heading">
      <style:paragraph-properties fo:margin-top="0in" fo:margin-bottom="0.1965in" style:contextual-spacing="false"/>
    </style:style>
    <style:style style:name="P18" style:family="paragraph" style:parent-style-name="Text_20_body">
      <style:paragraph-properties fo:orphans="2" fo:widows="2"/>
      <style:text-properties fo:font-weight="bold" loext:padding-left="0in" loext:padding-right="0in" loext:padding-top="0in" loext:padding-bottom="0.0193in" loext:border-left="none" loext:border-right="none" loext:border-top="none" loext:border-bottom="0.06pt solid #aaaaaa"/>
    </style:style>
    <style:style style:name="P19" style:family="paragraph" style:parent-style-name="Text_20_body">
      <style:paragraph-properties fo:orphans="2" fo:widows="2"/>
      <style:text-properties fo:font-variant="normal" fo:text-transform="none" fo:color="#000000" loext:opacity="100%" style:font-name="Times New Roman" fo:font-size="14pt" fo:letter-spacing="normal" fo:font-style="normal" fo:font-weight="normal"/>
    </style:style>
    <style:style style:name="P20" style:family="paragraph" style:parent-style-name="Text_20_body" style:list-style-name="L3">
      <style:paragraph-properties fo:margin-top="0in" fo:margin-bottom="0in" style:contextual-spacing="false" fo:orphans="2" fo:widows="2"/>
      <style:text-properties fo:font-variant="normal" fo:text-transform="none" fo:color="#000000" loext:opacity="100%" style:font-name="Times New Roman" fo:font-size="14pt" fo:letter-spacing="normal" fo:font-style="normal" fo:font-weight="normal"/>
    </style:style>
    <style:style style:name="P21" style:family="paragraph" style:parent-style-name="Text_20_body" style:list-style-name="L3">
      <style:paragraph-properties fo:orphans="2" fo:widows="2"/>
      <style:text-properties fo:font-variant="normal" fo:text-transform="none" fo:color="#000000" loext:opacity="100%" style:font-name="Times New Roman" fo:font-size="14pt" fo:letter-spacing="normal" fo:font-style="normal" fo:font-weight="normal"/>
    </style:style>
    <style:style style:name="P22" style:family="paragraph" style:parent-style-name="Text_20_body" style:list-style-name="L4">
      <style:paragraph-properties fo:margin-top="0in" fo:margin-bottom="0in" style:contextual-spacing="false" fo:orphans="2" fo:widows="2"/>
      <style:text-properties fo:font-variant="normal" fo:text-transform="none" fo:color="#000000" loext:opacity="100%" style:font-name="Times New Roman" fo:font-size="14pt" fo:letter-spacing="normal" fo:font-style="normal" fo:font-weight="normal"/>
    </style:style>
    <style:style style:name="P23" style:family="paragraph" style:parent-style-name="Text_20_body" style:list-style-name="L4">
      <style:paragraph-properties fo:orphans="2" fo:widows="2"/>
      <style:text-properties fo:font-variant="normal" fo:text-transform="none" fo:color="#000000" loext:opacity="100%" style:font-name="Times New Roman" fo:font-size="14pt" fo:letter-spacing="normal" fo:font-style="normal" fo:font-weight="normal"/>
    </style:style>
    <style:style style:name="P24"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style:style>
    <style:style style:name="P25" style:family="paragraph" style:parent-style-name="Text_20_body" style:list-style-name="L1">
      <style:paragraph-properties fo:margin-top="0in" fo:margin-bottom="0in" style:contextual-spacing="false" fo:orphans="2" fo:widows="2"/>
    </style:style>
    <style:style style:name="P26" style:family="paragraph" style:parent-style-name="Text_20_body" style:list-style-name="L1">
      <style:paragraph-properties fo:orphans="2" fo:widows="2"/>
    </style:style>
    <style:style style:name="P27" style:family="paragraph" style:parent-style-name="Text_20_body" style:list-style-name="L2">
      <style:paragraph-properties fo:margin-top="0in" fo:margin-bottom="0in" style:contextual-spacing="false" fo:orphans="2" fo:widows="2"/>
    </style:style>
    <style:style style:name="P28" style:family="paragraph" style:parent-style-name="Text_20_body" style:list-style-name="L2">
      <style:paragraph-properties fo:orphans="2" fo:widows="2"/>
    </style:style>
    <style:style style:name="P29" style:family="paragraph" style:parent-style-name="Text_20_body">
      <style:paragraph-properties fo:orphans="2" fo:widows="2"/>
    </style:style>
    <style:style style:name="P30" style:family="paragraph" style:parent-style-name="Text_20_body" style:list-style-name="L5">
      <style:paragraph-properties fo:orphans="2" fo:widows="2"/>
    </style:style>
    <style:style style:name="P31" style:family="paragraph" style:parent-style-name="Text_20_body" style:list-style-name="L6">
      <style:paragraph-properties fo:margin-top="0in" fo:margin-bottom="0in" style:contextual-spacing="false" fo:orphans="2" fo:widows="2"/>
    </style:style>
    <style:style style:name="P32" style:family="paragraph" style:parent-style-name="Text_20_body" style:list-style-name="L6">
      <style:paragraph-properties fo:orphans="2" fo:widows="2"/>
    </style:style>
    <style:style style:name="P33" style:family="paragraph" style:parent-style-name="Text_20_body">
      <style:paragraph-properties fo:margin-left="0in" fo:margin-right="0in" fo:orphans="2" fo:widows="2" fo:text-indent="0in" style:auto-text-indent="false"/>
    </style:style>
    <style:style style:name="P34" style:family="paragraph" style:parent-style-name="Text_20_body" style:list-style-name="L7">
      <style:paragraph-properties fo:margin-top="0in" fo:margin-bottom="0in" style:contextual-spacing="false" fo:orphans="2" fo:widows="2"/>
    </style:style>
    <style:style style:name="P35" style:family="paragraph" style:parent-style-name="Text_20_body" style:list-style-name="L7">
      <style:paragraph-properties fo:orphans="2" fo:widows="2"/>
    </style:style>
    <style:style style:name="P36" style:family="paragraph" style:parent-style-name="Text_20_body" style:list-style-name="L8">
      <style:paragraph-properties fo:margin-top="0in" fo:margin-bottom="0in" style:contextual-spacing="false" fo:orphans="2" fo:widows="2"/>
    </style:style>
    <style:style style:name="P37" style:family="paragraph" style:parent-style-name="Text_20_body" style:list-style-name="L8">
      <style:paragraph-properties fo:orphans="2" fo:widows="2"/>
    </style:style>
    <style:style style:name="P38" style:family="paragraph" style:parent-style-name="Text_20_body" style:list-style-name="L9">
      <style:paragraph-properties fo:margin-top="0in" fo:margin-bottom="0in" style:contextual-spacing="false" fo:orphans="2" fo:widows="2"/>
    </style:style>
    <style:style style:name="P39" style:family="paragraph" style:parent-style-name="Text_20_body" style:list-style-name="L9">
      <style:paragraph-properties fo:orphans="2" fo:widows="2"/>
    </style:style>
    <style:style style:name="P40" style:family="paragraph" style:parent-style-name="Text_20_body" style:list-style-name="L10">
      <style:paragraph-properties fo:margin-top="0in" fo:margin-bottom="0in" style:contextual-spacing="false" fo:orphans="2" fo:widows="2"/>
    </style:style>
    <style:style style:name="P41" style:family="paragraph" style:parent-style-name="Text_20_body" style:list-style-name="L10">
      <style:paragraph-properties fo:orphans="2" fo:widows="2"/>
    </style:style>
    <style:style style:name="P42" style:family="paragraph" style:parent-style-name="Text_20_body" style:list-style-name="L11">
      <style:paragraph-properties fo:margin-top="0in" fo:margin-bottom="0in" style:contextual-spacing="false" fo:orphans="2" fo:widows="2"/>
    </style:style>
    <style:style style:name="P43" style:family="paragraph" style:parent-style-name="Text_20_body" style:list-style-name="L11">
      <style:paragraph-properties fo:orphans="2" fo:widows="2"/>
    </style:style>
    <style:style style:name="P44" style:family="paragraph" style:parent-style-name="Text_20_body" style:list-style-name="L13">
      <style:paragraph-properties fo:orphans="2" fo:widows="2"/>
    </style:style>
    <style:style style:name="T1" style:family="text">
      <style:text-properties style:font-name="Times New Roman" fo:font-size="14pt" fo:font-style="normal" fo:font-weight="normal"/>
    </style:style>
    <style:style style:name="T2" style:family="text">
      <style:text-properties fo:color="#000000" loext:opacity="100%"/>
    </style:style>
    <style:style style:name="T3" style:family="text">
      <style:text-properties fo:font-variant="normal" fo:text-transform="none" fo:color="#000000" loext:opacity="100%" style:font-name="Times New Roman" fo:font-size="14pt" fo:letter-spacing="normal" fo:font-style="normal" fo:font-weight="normal"/>
    </style:style>
    <style:style style:name="T4" style:family="text">
      <style:text-properties fo:font-variant="normal" fo:text-transform="none" fo:color="#000000" loext:opacity="100%" style:font-name="Times New Roman" fo:font-size="14pt" fo:letter-spacing="normal" fo:font-style="normal" fo:font-weight="normal" loext:padding="0.0193in" loext:border="0.6pt solid #aaaaaa"/>
    </style:style>
    <style:style style:name="T5" style:family="text">
      <style:text-properties fo:font-variant="normal" fo:text-transform="none" fo:color="#000000" loext:opacity="100%" style:font-name="Times New Roman" fo:font-size="14pt" fo:letter-spacing="normal" fo:font-style="normal" style:text-underline-style="solid" style:text-underline-width="auto" style:text-underline-color="font-color" fo:font-weight="normal"/>
    </style:style>
    <style:style style:name="T6" style:family="text">
      <style:text-properties fo:font-variant="normal" fo:text-transform="none" fo:color="#008000" loext:opacity="100%" style:font-name="Times New Roman" fo:font-size="14pt" fo:letter-spacing="normal" fo:font-style="normal" fo:font-weight="normal"/>
    </style:style>
    <style:style style:name="T7" style:family="text">
      <style:text-properties fo:font-variant="normal" fo:text-transform="none" fo:color="#d24939" loext:opacity="100%" style:font-name="Times New Roman" fo:font-size="14pt" fo:letter-spacing="normal" fo:font-style="normal" fo:font-weight="normal"/>
    </style:style>
    <style:style style:name="T8" style:family="text">
      <style:text-properties fo:color="#008000" loext:opacity="100%"/>
    </style:style>
    <style:style style:name="T9" style:family="text">
      <style:text-properties fo:color="#24292e" loext:opacity="100%"/>
    </style:style>
    <style:style style:name="T10" style:family="text">
      <style:text-properties fo:color="#6a8759" loext:opacity="100%"/>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main">
        <text:section text:style-name="Sect1" text:name="main-header">
          <text:p text:style-name="P10"/>
          <text:section text:style-name="Sect1" text:name="breadcrumb-section">
            <text:list xml:id="list917720005" text:style-name="L1">
              <text:list-item>
                <text:p text:style-name="P25"><text:bookmark text:name="breadcrumbs"/><text:a xlink:type="simple" xlink:href="https://wiki.jenkins-ci.org/display/JENKINS/index.html" text:style-name="Internet_20_link" text:visited-style-name="Visited_20_Internet_20_Link">Jenkins</text:a></text:p>
              </text:list-item>
              <text:list-item>
                <text:p text:style-name="P25"><text:a xlink:type="simple" xlink:href="https://wiki.jenkins-ci.org/display/JENKINS/Home.html" text:style-name="Internet_20_link" text:visited-style-name="Visited_20_Internet_20_Link"><text:span text:style-name="T3">Home</text:span></text:a></text:p>
              </text:list-item>
              <text:list-item>
                <text:p text:style-name="P26"><text:a xlink:type="simple" xlink:href="https://wiki.jenkins-ci.org/display/JENKINS/Use-Jenkins.html" text:style-name="Internet_20_link" text:visited-style-name="Visited_20_Internet_20_Link"><text:span text:style-name="T3">Use Jenkins</text:span></text:a></text:p>
              </text:list-item>
            </text:list>
          </text:section>
          <text:h text:style-name="P1" text:outline-level="1"><text:bookmark text:name="title-heading"/><text:bookmark text:name="title-text"/>Jenkins : Administering Jenkins</text:h>
        </text:section>
        <text:section text:style-name="Sect1" text:name="content">
          <text:p text:style-name="P11"/>
          <text:section text:style-name="Sect1" text:name="main-content">
            <text:list xml:id="list2459297220" text:style-name="L2">
              <text:list-item>
                <text:p text:style-name="P27"><text:a xlink:type="simple" xlink:href="https://wiki.jenkins-ci.org/display/JENKINS/Starting-and-Accessing-Jenkins.html" text:style-name="Internet_20_link" text:visited-style-name="Visited_20_Internet_20_Link"><text:span text:style-name="T4">Starting and Accessing Jenkins</text:span></text:a></text:p>
              </text:list-item>
              <text:list-item>
                <text:p text:style-name="P28"><text:a xlink:type="simple" xlink:href="https://wiki.jenkins-ci.org/display/JENKINS/Features-controlled-by-system-properties.html" text:style-name="Internet_20_link" text:visited-style-name="Visited_20_Internet_20_Link"><text:span text:style-name="T4">Features controlled by system properties</text:span></text:a></text:p>
              </text:list-item>
            </text:list>
            <text:h text:style-name="P2" text:outline-level="1"><text:bookmark text:name="AdministeringJenkins-JENKINS_HOMEdirectory"/>JENKINS_HOME directory</text:h>
            <text:p text:style-name="P19">Jenkins needs some disk space to perform builds and keep archives. You can check this location from the configuration screen of Jenkins.</text:p>
            <text:p text:style-name="P29"><text:span text:style-name="T3">By default, this is set to </text:span><text:span text:style-name="Source_20_Text"><text:span text:style-name="T3">~/.jenkins</text:span></text:span><text:span text:style-name="T3">, but you can change this in one of the following ways:</text:span></text:p>
            <text:list xml:id="list3955430055" text:style-name="L3">
              <text:list-item>
                <text:p text:style-name="P20">Set "JENKINS_HOME" environment variable to the new home directory before launching the servlet container.</text:p>
              </text:list-item>
              <text:list-item>
                <text:p text:style-name="P20">Set "JENKINS_HOME" system property to the servlet container.</text:p>
              </text:list-item>
              <text:list-item>
                <text:p text:style-name="P21">Set JNDI environment entry "JENKINS_HOME" to the new directory.</text:p>
              </text:list-item>
            </text:list>
            <text:p text:style-name="P29"><text:a xlink:type="simple" xlink:href="https://wiki.jenkins-ci.org/display/JENKINS/Containers.html" text:style-name="Internet_20_link" text:visited-style-name="Visited_20_Internet_20_Link">See the container specific documentation collection</text:a><text:span text:style-name="T3"> for more about how to do this for your container.</text:span></text:p>
            <text:p text:style-name="P19">You can change this location after you've used Jenkins for a while, too. To do this, stop Jenkins completely, move the contents from old JENKINS_HOME to the new home, set the new JENKINS_HOME, and restart Jenkins.</text:p>
            <text:p text:style-name="P29"><text:span text:style-name="Source_20_Text"><text:span text:style-name="T3">JENKINS_HOME</text:span></text:span><text:span text:style-name="T3"> has a fairly obvious directory structure that looks like the following:</text:span></text:p>
            <text:p text:style-name="P4">JENKINS_HOME</text:p>
            <text:p text:style-name="P6"><text:s/><text:span text:style-name="T1">+- config.xml <text:s text:c="4"/>(jenkins root configuration)</text:span></text:p>
            <text:p text:style-name="P6"><text:s/><text:span text:style-name="T1">+- *.xml <text:s text:c="9"/>(other site-wide configuration files)</text:span></text:p>
            <text:p text:style-name="P6"><text:s/><text:span text:style-name="T1">+- userContent <text:s text:c="3"/>(files in this directory will be served under your http://server/userContent/)</text:span></text:p>
            <text:p text:style-name="P6"><text:s/><text:span text:style-name="T1">+- fingerprints <text:s text:c="2"/>(stores fingerprint records)</text:span></text:p>
            <text:p text:style-name="P6"><text:s/><text:span text:style-name="T1">+- nodes <text:s text:c="9"/>(slave configurations)</text:span></text:p>
            <text:p text:style-name="P6"><text:s/><text:span text:style-name="T1">+- plugins <text:s text:c="7"/>(stores plugins)</text:span></text:p>
            <text:p text:style-name="P6"><text:s/><text:span text:style-name="T1">+- secrets <text:s text:c="7"/>(secretes needed when migrating credentials to other servers)</text:span></text:p>
            <text:p text:style-name="P6"><text:s/><text:span text:style-name="T1">+- workspace (working directory for the version control system)</text:span></text:p>
            <text:p text:style-name="P6"><text:s text:c="5"/><text:span text:style-name="T1">+- [JOBNAME] (sub directory for each job)</text:span></text:p>
            <text:p text:style-name="P6"><text:s/><text:span text:style-name="T1">+- jobs</text:span></text:p>
            <text:p text:style-name="P6"><text:s text:c="5"/><text:span text:style-name="T1">+- [JOBNAME] <text:s text:c="5"/>(sub directory for each job)</text:span></text:p>
            <text:p text:style-name="P6"><text:s text:c="9"/><text:span text:style-name="T1">+- config.xml <text:s text:c="4"/>(job configuration file)</text:span></text:p>
            <text:p text:style-name="P6"><text:s text:c="9"/><text:span text:style-name="T1">+- latest <text:s text:c="8"/>(symbolic link to the last successful build)</text:span></text:p>
            <text:p text:style-name="P6"><text:s text:c="9"/><text:span text:style-name="T1">+- builds</text:span></text:p>
            <text:p text:style-name="P6"><text:s text:c="13"/><text:span text:style-name="T1">+- [BUILD_ID] <text:s text:c="4"/>(for each build)</text:span></text:p>
            <text:p text:style-name="P6"><text:s text:c="17"/><text:span text:style-name="T1">+- build.xml <text:s text:c="5"/>(build result summary)</text:span></text:p>
            <text:p text:style-name="P6"><text:s text:c="17"/><text:span text:style-name="T1">+- log <text:s text:c="11"/>(log file)</text:span></text:p>
            <text:p text:style-name="P7"><text:s text:c="17"/><text:span text:style-name="T1">+- changelog.xml <text:s/>(change log)</text:span></text:p>
            <text:h text:style-name="P2" text:outline-level="1"><text:bookmark text:name="AdministeringJenkins-Backupandrestore"/>Back up and restore</text:h>
            <text:p text:style-name="P19">All the settings, build logs, artifact archives are stored under the JENKINS_HOME directory. Simply archive this directory to make a back up. Similarly, restoring the data is just replacing the contents of the JENKINS_HOME directory from a back up.</text:p>
            <text:p text:style-name="P19">Back ups can be taken without stopping the server, but when you restore, please do stop the server.</text:p>
            <text:h text:style-name="P2" text:outline-level="1"><text:bookmark text:name="AdministeringJenkins-Moving/copying/renamingjobs"/>Moving/copying/renaming jobs</text:h>
            <text:p text:style-name="P19">You can:</text:p>
            <text:list xml:id="list1356381978" text:style-name="L4">
              <text:list-item>
                <text:p text:style-name="P22">Move a job from one installation of Jenkins to another by simply copying the corresponding job directory.</text:p>
              </text:list-item>
              <text:list-item>
                <text:p text:style-name="P22">Make a copy of an existing job by making a clone of a job directory by a different name.</text:p>
              </text:list-item>
              <text:list-item>
                <text:p text:style-name="P23">Rename an existing job by renaming a directory. Note that the if you change a job name you will need to change any other job that tries to call the renamed job.</text:p>
              </text:list-item>
            </text:list>
            <text:p text:style-name="P19">Those operations can be done even when Jenkins is running. For changes like these to take effect, you have to click "reload config" to force Jenkins to reload configuration from the disk.</text:p>
            <text:h text:style-name="P3" text:outline-level="2"><text:bookmark text:name="AdministeringJenkins-Batchrenamingjobs"/>Batch renaming jobs</text:h>
            <text:p text:style-name="P19">Replacing spaces in job names with underscores</text:p>
            <text:p text:style-name="P5">$ rename 's/\s/_/g' *</text:p>
            <text:h text:style-name="P2" text:outline-level="1"><text:bookmark text:name="AdministeringJenkins-Archiveunusedjobs"/>Archive unused jobs</text:h>
            <text:p text:style-name="P19">Sometimes you want to remove a job from Jenkins but do so in such a way that you can resurrect it later, if the need arises. You can do this by going to $JENKINS_HOME and create an archive of the job directory. The following command illustrates how to archive a job 'xyz' and remove it.</text:p>
            <text:p text:style-name="P4">$ cd $JENKINS_HOME/jobs</text:p>
            <text:p text:style-name="P4">$ tar czf xyz.tgz xyz</text:p>
            <text:p text:style-name="P5">// go to Jenkins GUI "Manage Jenkins" page and "Reload Configuration from Disk"</text:p>
            <text:p text:style-name="P19">As long as you are not building the xyz project while you create an archive, you can do this operation without taking Jenkins offline.</text:p>
            <text:list xml:id="list4179300824" text:style-name="L5">
              <text:list-item>
                <text:p text:style-name="P30"><text:span text:style-name="T3">See also the </text:span><text:a xlink:type="simple" xlink:href="https://wiki.jenkins-ci.org/display/JENKINS/Shelve-Project-Plugin.html" text:style-name="Internet_20_link" text:visited-style-name="Visited_20_Internet_20_Link">"Shelve Project" plugin</text:a><text:span text:style-name="T3">.</text:span></text:p>
              </text:list-item>
            </text:list>
            <text:h text:style-name="P2" text:outline-level="1"><text:bookmark text:name="AdministeringJenkins-ScriptConsole"/>Script Console</text:h>
            <text:p text:style-name="P29"><text:span text:style-name="T3">Useful for trouble-shooting, diagnostics or batch updates of jobs Jenkins provides a script console which gives you access to all Jenkins internals.<text:line-break/>These scripts are written in </text:span><text:a xlink:type="simple" xlink:href="http://groovy.codehaus.org/" text:style-name="Internet_20_link" text:visited-style-name="Visited_20_Internet_20_Link">Groovy</text:a><text:span text:style-name="T3"> and you'll find some samples of them in this </text:span><text:a xlink:type="simple" xlink:href="https://wiki.jenkins-ci.org/display/JENKINS/Jenkins-Script-Console.html" text:style-name="Internet_20_link" text:visited-style-name="Visited_20_Internet_20_Link">page</text:a><text:span text:style-name="T3">.</text:span></text:p>
            <text:h text:style-name="P2" text:outline-level="1"><text:bookmark text:name="AdministeringJenkins-URLOptions"/>URL Options</text:h>
            <text:p text:style-name="P5">http://[jenkins-server]/[command]</text:p>
            <text:p text:style-name="P19">where [command] can be</text:p>
            <text:list xml:id="list2634890767" text:style-name="L6">
              <text:list-item>
                <text:p text:style-name="P31"><text:span text:style-name="Source_20_Text"><text:span text:style-name="T3">exit</text:span></text:span><text:span text:style-name="T3"> shutdown jenkins</text:span></text:p>
              </text:list-item>
              <text:list-item>
                <text:p text:style-name="P31"><text:span text:style-name="Source_20_Text"><text:span text:style-name="T3">restart</text:span></text:span><text:span text:style-name="T3"> restart jenkins</text:span></text:p>
              </text:list-item>
              <text:list-item>
                <text:p text:style-name="P32"><text:span text:style-name="Source_20_Text"><text:span text:style-name="T3">reload</text:span></text:span><text:span text:style-name="T3"> to reload the configuration</text:span></text:p>
              </text:list-item>
            </text:list>
            <text:p text:style-name="P10"><text:bookmark text:name="main"/><text:span text:style-name="T3"/></text:p>
            <text:section text:style-name="Sect1" text:name="Section1">
              <text:section text:style-name="Sect1" text:name="Section2">
                <text:p text:style-name="P10"><text:bookmark text:name="main-header"/></text:p>
                <text:section text:style-name="Sect1" text:name="Section3">
                  <text:list xml:id="list2336898318" text:style-name="L7">
                    <text:list-item>
                      <text:p text:style-name="P34"><text:bookmark text:name="breadcrumb-section"/><text:bookmark text:name="breadcrumbs1"/><text:a xlink:type="simple" xlink:href="https://wiki.jenkins-ci.org/display/JENKINS/index.html" text:style-name="Internet_20_link" text:visited-style-name="Visited_20_Internet_20_Link">Jenkins</text:a></text:p>
                    </text:list-item>
                    <text:list-item>
                      <text:p text:style-name="P34"><text:a xlink:type="simple" xlink:href="https://wiki.jenkins-ci.org/display/JENKINS/Home.html" text:style-name="Internet_20_link" text:visited-style-name="Visited_20_Internet_20_Link"><text:span text:style-name="T3">Home</text:span></text:a></text:p>
                    </text:list-item>
                    <text:list-item>
                      <text:p text:style-name="P35"><text:a xlink:type="simple" xlink:href="https://wiki.jenkins-ci.org/display/JENKINS/Use-Jenkins.html" text:style-name="Internet_20_link" text:visited-style-name="Visited_20_Internet_20_Link"><text:span text:style-name="T3">Use Jenkins</text:span></text:a></text:p>
                    </text:list-item>
                  </text:list>
                </text:section>
                <text:h text:style-name="P1" text:outline-level="1"><text:bookmark text:name="title-heading1"/><text:bookmark text:name="title-text1"/>Jenkins : Starting and Accessing Jenkins</text:h>
              </text:section>
              <text:section text:style-name="Sect1" text:name="Section4">
                <text:p text:style-name="P9"><text:bookmark text:name="content"/>Created by Unknown User (dbasch), last modified by Unknown User (deepchip) on Aug 27, 2019</text:p>
                <text:section text:style-name="Sect1" text:name="Section5">
                  <text:p text:style-name="P18"><text:bookmark text:name="main-content"/>See also</text:p>
                  <text:list xml:id="list3469692721" text:style-name="L8">
                    <text:list-item>
                      <text:p text:style-name="P36"><text:a xlink:type="simple" xlink:href="https://wiki.jenkins-ci.org/display/JENKINS/Features-controlled-by-system-properties.html" text:style-name="Internet_20_link" text:visited-style-name="Visited_20_Internet_20_Link"><text:span text:style-name="T4">Features controlled by system properties</text:span></text:a></text:p>
                    </text:list-item>
                    <text:list-item>
                      <text:p text:style-name="P37"><text:a xlink:type="simple" xlink:href="https://wiki.jenkins-ci.org/display/JENKINS/Administering-Jenkins.html" text:style-name="Internet_20_link" text:visited-style-name="Visited_20_Internet_20_Link"><text:span text:style-name="T4">Administering Jenkins</text:span></text:a></text:p>
                    </text:list-item>
                  </text:list>
                  <text:h text:style-name="P2" text:outline-level="1"><text:bookmark text:name="StartingandAccessingJenkins-StartingJenkins"/>Starting Jenkins</text:h>
                  <text:p text:style-name="P19">The easiest way to execute Jenkins is through the built in Jetty servlet container. You can execute Jenkins like this:</text:p>
                  <text:p text:style-name="P5">$ java -jar jenkins.war</text:p>
                  <text:p text:style-name="P29"><text:span text:style-name="T3">Of course, you probably want to send the output of Jenkins to a log file, and if you're on Unix, you probably want to use </text:span><text:span text:style-name="Source_20_Text"><text:span text:style-name="Strong_20_Emphasis"><text:span text:style-name="T3">nohup</text:span></text:span></text:span><text:span text:style-name="T3">:</text:span></text:p>
                  <text:p text:style-name="P5">$ nohup java -jar jenkins.war &gt; $LOGFILE 2&gt;&amp;1</text:p>
                  <text:h text:style-name="P2" text:outline-level="1"><text:bookmark text:name="StartingandAccessingJenkins-AccessingJenkins"/>Accessing Jenkins</text:h>
                  <text:p text:style-name="P29"><text:span text:style-name="T3">To see Jenkins, simply bring up a web browser and go to URL </text:span><text:span text:style-name="Source_20_Text"><text:span text:style-name="Strong_20_Emphasis"><text:span text:style-name="T3">http://</text:span></text:span></text:span><text:span text:style-name="Source_20_Text"><text:span text:style-name="Strong_20_Emphasis"><text:span text:style-name="T6">myServer</text:span></text:span></text:span><text:span text:style-name="Source_20_Text"><text:span text:style-name="Strong_20_Emphasis"><text:span text:style-name="T3">:8080</text:span></text:span></text:span><text:span text:style-name="T3"> where </text:span><text:span text:style-name="T6">myServer</text:span><text:span text:style-name="T3"> is the name of the system running Jenkins.</text:span></text:p>
                  <text:p text:style-name="P29"><text:a xlink:type="simple" xlink:href="https://wiki.jenkins-ci.org/display/JENKINS/Starting-and-Accessing-Jenkins.html#StartingandAccessingJenkins-top" text:style-name="Internet_20_link" text:visited-style-name="Visited_20_Internet_20_Link"><text:span text:style-name="Emphasis"><text:span text:style-name="T3">Top of page</text:span></text:span></text:a></text:p>
                  <text:h text:style-name="P3" text:outline-level="2"><text:bookmark text:name="StartingandAccessingJenkins-CommandLineParameters"/>Command Line Parameters</text:h>
                  <text:p text:style-name="P29"><text:span text:style-name="T3">Jenkins normally starts up using port 8080. However, if you have other web services starting up you might find that this port is already taken. You can specify a different port by using </text:span><text:span text:style-name="Source_20_Text"><text:span text:style-name="T3">--httpPort=</text:span></text:span><text:span text:style-name="Source_20_Text"><text:span text:style-name="T6">$HTTP_PORT</text:span></text:span><text:span text:style-name="T3"> where </text:span><text:span text:style-name="Source_20_Text"><text:span text:style-name="T6">$HTTP_PORT</text:span></text:span><text:span text:style-name="T3"> is the port you want Jenkins to run on. Other command line parameters include:</text:span></text:p>
                  <table:table table:name="Table1" table:style-name="Table1">
                    <table:table-column table:style-name="Table1.A"/>
                    <table:table-column table:style-name="Table1.B"/>
                    <table:table-row table:style-name="TableLine1289603936064">
                      <table:table-cell table:style-name="Table1.A1" office:value-type="string">
                        <text:p text:style-name="P17">Command Line Parameter</text:p>
                      </table:table-cell>
                      <table:table-cell table:style-name="Table1.A1" office:value-type="string">
                        <text:p text:style-name="P17">Description</text:p>
                      </table:table-cell>
                    </table:table-row>
                    <table:table-row table:style-name="TableLine1289603936064">
                      <table:table-cell table:style-name="Table1.A1" office:value-type="string">
                        <text:p text:style-name="Table_20_Contents">--help</text:p>
                      </table:table-cell>
                      <table:table-cell table:style-name="Table1.A1" office:value-type="string">
                        <text:p text:style-name="Table_20_Contents">Displays all available options and their usage</text:p>
                      </table:table-cell>
                    </table:table-row>
                    <table:table-row table:style-name="TableLine1289603936064">
                      <table:table-cell table:style-name="Table1.A1" office:value-type="string">
                        <text:p text:style-name="P12">--httpPort=$HTTP_PORT</text:p>
                      </table:table-cell>
                      <table:table-cell table:style-name="Table1.A1" office:value-type="string">
                        <text:p text:style-name="P12">Runs Jenkins listener on port $HTTP_PORT using standard <text:span text:style-name="Emphasis">http</text:span> protocol. The default is port 8080. To disable (because you're using <text:span text:style-name="Emphasis">https</text:span>), use port <text:span text:style-name="Source_20_Text">-1</text:span>. This option does not impact the root URL being generated within Jenkins logic (UI, JNLP files, etc.); it  is defined by the Jenkins URL specified in the global configuration.</text:p>
                      </table:table-cell>
                    </table:table-row>
                    <table:table-row table:style-name="TableLine1289603936064">
                      <table:table-cell table:style-name="Table1.A1" office:value-type="string">
                        <text:p text:style-name="P12">--httpListenAddress=$HTTP_HOST</text:p>
                      </table:table-cell>
                      <table:table-cell table:style-name="Table1.A1" office:value-type="string">
                        <text:p text:style-name="P12">Binds Jenkins to the IP address represented by $HTTP_HOST. The default is 0.0.0.0 — i.e. listening on all available interfaces.<text:line-break/>For example, to only listen for requests from localhost, you could use: --httpListenAddress=127.0.0.1</text:p>
                      </table:table-cell>
                    </table:table-row>
                    <table:table-row table:style-name="TableLine1289603936064">
                      <table:table-cell table:style-name="Table1.A1" office:value-type="string">
                        <text:p text:style-name="P12">--httpsPort=$HTTPS_PORT</text:p>
                      </table:table-cell>
                      <table:table-cell table:style-name="Table1.A1" office:value-type="string">
                        <text:p text:style-name="P12">Uses HTTPS protocol on port $HTTPS_PORT. This option does not impact the root URL being generated within Jenkins logic (UI, JNLP files, etc.); it  is defined by the Jenkins URL specified in the global configuration.</text:p>
                      </table:table-cell>
                    </table:table-row>
                    <table:table-row table:style-name="TableLine1289603936064">
                      <table:table-cell table:style-name="Table1.A1" office:value-type="string">
                        <text:p text:style-name="P12">--httpsListenAddress=$HTTPS_HOST</text:p>
                      </table:table-cell>
                      <table:table-cell table:style-name="Table1.A1" office:value-type="string">
                        <text:p text:style-name="P12">Binds Jenkins to listen for HTTPS requests on the IP address represented by $HTTPS_HOST.</text:p>
                      </table:table-cell>
                    </table:table-row>
                    <table:table-row table:style-name="TableLine1289603936064">
                      <table:table-cell table:style-name="Table1.A1" office:value-type="string">
                        <text:p text:style-name="Table_20_Contents">--http2Port=$HTTP_PORT</text:p>
                      </table:table-cell>
                      <table:table-cell table:style-name="Table1.A1" office:value-type="string">
                        <text:p text:style-name="Table_20_Contents">Uses HTTP/2 protocol on port $HTTP_PORT. This option does not impact the root URL being generated within Jenkins logic (UI, JNLP files, etc.); it is defined by the Jenkins URL specified in the global configuration.</text:p>
                      </table:table-cell>
                    </table:table-row>
                    <table:table-row table:style-name="TableLine1289603936064">
                      <table:table-cell table:style-name="Table1.A1" office:value-type="string">
                        <text:p text:style-name="Table_20_Contents">--http2ListenAddress=$HTTPS_HOST</text:p>
                      </table:table-cell>
                      <table:table-cell table:style-name="Table1.A1" office:value-type="string">
                        <text:p text:style-name="Table_20_Contents">Binds Jenkins to listen for HTTP/2 requests on the IP address represented by $HTTPS_HOST.</text:p>
                      </table:table-cell>
                    </table:table-row>
                    <table:table-row table:style-name="TableLine1289603936064">
                      <table:table-cell table:style-name="Table1.A1" office:value-type="string">
                        <text:p text:style-name="P12">--prefix=$PREFIX</text:p>
                      </table:table-cell>
                      <table:table-cell table:style-name="Table1.A1" office:value-type="string">
                        <text:p text:style-name="P12">Runs Jenkins to include the $PREFIX at the end of the URL.<text:line-break/>For example, to make Jenkins accessible at <text:span text:style-name="Source_20_Text"><text:span text:style-name="Strong_20_Emphasis">http://</text:span></text:span><text:span text:style-name="Source_20_Text"><text:span text:style-name="Strong_20_Emphasis"><text:span text:style-name="T8">myServer</text:span></text:span></text:span><text:span text:style-name="Source_20_Text"><text:span text:style-name="Strong_20_Emphasis">:8080/jenkins</text:span></text:span>, set --prefix=/jenkins</text:p>
                      </table:table-cell>
                    </table:table-row>
                    <table:table-row table:style-name="TableLine1289603936064">
                      <table:table-cell table:style-name="Table1.A1" office:value-type="string">
                        <text:p text:style-name="P12">--ajp13Port=$AJP_PORT</text:p>
                      </table:table-cell>
                      <table:table-cell table:style-name="Table1.A1" office:value-type="string">
                        <text:p text:style-name="P12">Runs Jenkins listener on port $AJP_PORT using standard <text:span text:style-name="Emphasis">AJP13</text:span> protocol. The default is port 8009. To disable (because you're using <text:span text:style-name="Emphasis">https</text:span>), use port <text:span text:style-name="Source_20_Text">-1</text:span>.</text:p>
                      </table:table-cell>
                    </table:table-row>
                    <table:table-row table:style-name="TableLine1289603936064">
                      <table:table-cell table:style-name="Table1.A1" office:value-type="string">
                        <text:p text:style-name="P12">--ajp13ListenAddress=$AJP_HOST</text:p>
                      </table:table-cell>
                      <table:table-cell table:style-name="Table1.A1" office:value-type="string">
                        <text:p text:style-name="P12">Binds Jenkins to the IP address represented by $AJP_HOST. The default is 0.0.0.0 — i.e. listening on all available interfaces.</text:p>
                      </table:table-cell>
                    </table:table-row>
                    <table:table-row table:style-name="TableLine1289603936064">
                      <table:table-cell table:style-name="Table1.A1" office:value-type="string">
                        <text:p text:style-name="P12">--argumentsRealm.passwd.$ADMIN_USER</text:p>
                      </table:table-cell>
                      <table:table-cell table:style-name="Table1.A1" office:value-type="string">
                        <text:p text:style-name="P12">Sets the password for user $ADMIN_USER. If Jenkins security is turned on, you must log in as the $ADMIN_USER in order to configure Jenkins or a Jenkins project. NOTE: You must also specify that this user has an <text:span text:style-name="Emphasis">admin</text:span> role. (See next argument below).</text:p>
                      </table:table-cell>
                    </table:table-row>
                    <table:table-row table:style-name="TableLine1289603936064">
                      <table:table-cell table:style-name="Table1.A1" office:value-type="string">
                        <text:p text:style-name="P12">--argumentsRealm.roles.$ADMIN_USER=admin</text:p>
                      </table:table-cell>
                      <table:table-cell table:style-name="Table1.A1" office:value-type="string">
                        <text:p text:style-name="P12">Sets that $ADMIN_USER is an administrative user and can configure Jenkins if Jenkins' security is turned on. See <text:a xlink:type="simple" xlink:href="https://wiki.jenkins-ci.org/display/JENKINS/Securing-Jenkins.html" text:style-name="Internet_20_link" text:visited-style-name="Visited_20_Internet_20_Link">Securing Jenkins</text:a> for more information.</text:p>
                      </table:table-cell>
                    </table:table-row>
                    <table:table-row table:style-name="TableLine1289603936064">
                      <table:table-cell table:style-name="Table1.A1" office:value-type="string">
                        <text:p text:style-name="Table_20_Contents">--sessionTimeout=$SESSION_TIMEOUT</text:p>
                      </table:table-cell>
                      <table:table-cell table:style-name="Table1.A1" office:value-type="string">
                        <text:p text:style-name="P12">Sets the http session timeout value to $SESSION_TIMEOUT minutes. Default to what webapp specifies, and then to 60 minutes</text:p>
                      </table:table-cell>
                    </table:table-row>
                    <table:table-row table:style-name="TableLine1289603936064">
                      <table:table-cell table:style-name="Table1.A1" office:value-type="string">
                        <text:p text:style-name="Table_20_Contents">--useJmx</text:p>
                      </table:table-cell>
                      <table:table-cell table:style-name="Table1.A1" office:value-type="string">
                        <text:p text:style-name="Table_20_Contents">Enable Jetty JMX (<text:a xlink:type="simple" xlink:href="https://www.eclipse.org/jetty/documentation/9.4.x/jmx-chapter.html" text:style-name="Internet_20_link" text:visited-style-name="Visited_20_Internet_20_Link">See documentation</text:a>)</text:p>
                      </table:table-cell>
                    </table:table-row>
                    <table:table-row table:style-name="TableLine1289603936064">
                      <table:table-cell table:style-name="Table1.A1" office:value-type="string">
                        <text:p text:style-name="P12">-Xdebug -Xrunjdwp:transport=dt_socket,address=$DEBUG_PORT,server=y,suspend=n</text:p>
                      </table:table-cell>
                      <table:table-cell table:style-name="Table1.A1" office:value-type="string">
                        <text:p text:style-name="P12">Sets debugging on and you can access debug on $DEBUG_PORT.</text:p>
                      </table:table-cell>
                    </table:table-row>
                    <table:table-row table:style-name="TableLine1289603936064">
                      <table:table-cell table:style-name="Table1.A1" office:value-type="string">
                        <text:p text:style-name="P12">--logfile=$LOG_PATH/winstone_`date +"%Y-%m-%d_%H-%M"`.log</text:p>
                      </table:table-cell>
                      <table:table-cell table:style-name="Table1.A1" office:value-type="string">
                        <text:p text:style-name="P12">Logging to desired file</text:p>
                      </table:table-cell>
                    </table:table-row>
                    <table:table-row table:style-name="TableLine1289603936064">
                      <table:table-cell table:style-name="Table1.A1" office:value-type="string">
                        <text:p text:style-name="P12">-XX:PermSize=512M -XX:MaxPermSize=2048M -Xmn128M -Xms1024M -Xmx2048M</text:p>
                      </table:table-cell>
                      <table:table-cell table:style-name="Table1.A1" office:value-type="string">
                        <text:p text:style-name="P12">referring <text:a xlink:type="simple" xlink:href="http://docs.oracle.com/javase/7/docs/technotes/tools/windows/java.html" text:style-name="Internet_20_link" text:visited-style-name="Visited_20_Internet_20_Link">to these options for Oracle Java</text:a></text:p>
                      </table:table-cell>
                    </table:table-row>
                  </table:table>
                  <text:p text:style-name="P29"><text:span text:style-name="T3">Jenkins passes all (or just leading parameters until the first Jenkins-specific parameter?) command line parameters to the Winstone servlet container, so you can get more information by looking at the </text:span><text:a xlink:type="simple" xlink:href="http://winstone.sourceforge.net/#commandLine" text:style-name="Internet_20_link" text:visited-style-name="Visited_20_Internet_20_Link">Winstone Command Line Parameter Reference</text:a><text:span text:style-name="T3"> and </text:span><text:a xlink:type="simple" xlink:href="https://github.com/jenkinsci/winstone#command-line-options" text:style-name="Internet_20_link" text:visited-style-name="Visited_20_Internet_20_Link">jenkinsci/winstone</text:a><text:span text:style-name="T3">.</text:span></text:p>
                  <text:p text:style-name="P19">Be Careful with Command Line Parameters</text:p>
                  <text:p text:style-name="P29"><text:span text:style-name="T3">Jenkins ignores command line parameters it doesn't understand instead of producing an error. Be careful when using command line parameters and make sure you have the correct spelling. For example, the parameter needed for defining the Jenkins administrative user is </text:span><text:span text:style-name="Source_20_Text"><text:span text:style-name="Strong_20_Emphasis"><text:span text:style-name="T3">--argument</text:span></text:span></text:span><text:span text:style-name="Source_20_Text"><text:span text:style-name="Strong_20_Emphasis"><text:span text:style-name="T5">s</text:span></text:span></text:span><text:span text:style-name="Source_20_Text"><text:span text:style-name="Strong_20_Emphasis"><text:span text:style-name="T3">Realm</text:span></text:span></text:span><text:span text:style-name="T3"> and not </text:span><text:span text:style-name="Source_20_Text"><text:span text:style-name="Strong_20_Emphasis"><text:span text:style-name="T3">--argumentRealm</text:span></text:span></text:span><text:span text:style-name="T3">.</text:span></text:p>
                  <text:h text:style-name="P3" text:outline-level="2"><text:bookmark text:name="StartingandAccessingJenkins-Averysimpleinitscript"/>A very simple init script</text:h>
                  <text:p text:style-name="P29"><text:span text:style-name="T3">The following script is for Ubuntu based systems. The </text:span><text:a xlink:type="simple" xlink:href="https://wiki.jenkins-ci.org/display/JENKINS/Installing-Jenkins-on-Red-Hat-distributions.html" text:style-name="Internet_20_link" text:visited-style-name="Visited_20_Internet_20_Link">RedHat Jenkins distribution</text:a><text:span text:style-name="T3"> contains a startup script. </text:span></text:p>
                  <text:p text:style-name="P4">#!/bin/sh</text:p>
                  <text:p text:style-name="P8"/>
                  <text:p text:style-name="P4">DESC="Jenkins CI Server"</text:p>
                  <text:p text:style-name="P4">NAME=jenkins</text:p>
                  <text:p text:style-name="P4">PIDFILE=/var/run/$NAME.pid</text:p>
                  <text:p text:style-name="P4">RUN_AS=jenkins</text:p>
                  <text:p text:style-name="P4">COMMAND="/usr/bin/java -- -jar /home/jenkins/jenkins.war"</text:p>
                  <text:p text:style-name="P8"/>
                  <text:p text:style-name="P4">d_start() {</text:p>
                  <text:p text:style-name="P6"><text:s text:c="8"/><text:span text:style-name="T1">start-stop-daemon --start --quiet --background --make-pidfile --pidfile $PIDFILE --chuid $RUN_AS --exec $COMMAND</text:span></text:p>
                  <text:p text:style-name="P4">}</text:p>
                  <text:p text:style-name="P8"/>
                  <text:p text:style-name="P4">d_stop() {</text:p>
                  <text:p text:style-name="P6"><text:s text:c="8"/><text:span text:style-name="T1">start-stop-daemon --stop --quiet --pidfile $PIDFILE</text:span></text:p>
                  <text:p text:style-name="P6"><text:s text:c="8"/><text:span text:style-name="T1">if [ -e $PIDFILE ]</text:span></text:p>
                  <text:p text:style-name="P6"><text:s text:c="16"/><text:span text:style-name="T1">then rm $PIDFILE</text:span></text:p>
                  <text:p text:style-name="P6"><text:s text:c="8"/><text:span text:style-name="T1">fi</text:span></text:p>
                  <text:p text:style-name="P4">}</text:p>
                  <text:p text:style-name="P8"/>
                  <text:p text:style-name="P4">case $1 in</text:p>
                  <text:p text:style-name="P6"><text:s text:c="8"/><text:span text:style-name="T1">start)</text:span></text:p>
                  <text:p text:style-name="P6"><text:s text:c="8"/><text:span text:style-name="T1">echo -n "Starting $DESC: $NAME"</text:span></text:p>
                  <text:p text:style-name="P6"><text:s text:c="8"/><text:span text:style-name="T1">d_start</text:span></text:p>
                  <text:p text:style-name="P6"><text:s text:c="8"/><text:span text:style-name="T1">echo "."</text:span></text:p>
                  <text:p text:style-name="P6"><text:s text:c="8"/><text:span text:style-name="T1">;;</text:span></text:p>
                  <text:p text:style-name="P6"><text:s text:c="8"/><text:span text:style-name="T1">stop)</text:span></text:p>
                  <text:p text:style-name="P6"><text:s text:c="8"/><text:span text:style-name="T1">echo -n "Stopping $DESC: $NAME"</text:span></text:p>
                  <text:p text:style-name="P6"><text:s text:c="8"/><text:span text:style-name="T1">d_stop</text:span></text:p>
                  <text:p text:style-name="P6"><text:s text:c="8"/><text:span text:style-name="T1">echo "."</text:span></text:p>
                  <text:p text:style-name="P6"><text:s text:c="8"/><text:span text:style-name="T1">;;</text:span></text:p>
                  <text:p text:style-name="P6"><text:s text:c="8"/><text:span text:style-name="T1">restart)</text:span></text:p>
                  <text:p text:style-name="P6"><text:s text:c="8"/><text:span text:style-name="T1">echo -n "Restarting $DESC: $NAME"</text:span></text:p>
                  <text:p text:style-name="P6"><text:s text:c="8"/><text:span text:style-name="T1">d_stop</text:span></text:p>
                  <text:p text:style-name="P6"><text:s text:c="8"/><text:span text:style-name="T1">sleep 1</text:span></text:p>
                  <text:p text:style-name="P6"><text:s text:c="8"/><text:span text:style-name="T1">d_start</text:span></text:p>
                  <text:p text:style-name="P6"><text:s text:c="8"/><text:span text:style-name="T1">echo "."</text:span></text:p>
                  <text:p text:style-name="P6"><text:s text:c="8"/><text:span text:style-name="T1">;;</text:span></text:p>
                  <text:p text:style-name="P6"><text:s text:c="8"/><text:span text:style-name="T1">*)</text:span></text:p>
                  <text:p text:style-name="P6"><text:s text:c="8"/><text:span text:style-name="T1">echo "usage: $NAME {start|stop|restart}"</text:span></text:p>
                  <text:p text:style-name="P6"><text:s text:c="8"/><text:span text:style-name="T1">exit 1</text:span></text:p>
                  <text:p text:style-name="P6"><text:s text:c="8"/><text:span text:style-name="T1">;;</text:span></text:p>
                  <text:p text:style-name="P4">esac</text:p>
                  <text:p text:style-name="P8"/>
                  <text:p text:style-name="P5">exit 0</text:p>
                  <text:p text:style-name="P29"/>
                  <text:p text:style-name="P29"><text:span text:style-name="Strong_20_Emphasis"><text:span text:style-name="T7">Using HTTPS with an existing certificate</text:span></text:span></text:p>
                  <text:p text:style-name="P19">If you're setting up Jenkins using the built-in Winstone server and want to use an existing certificate for HTTPS:</text:p>
                  <text:p text:style-name="P5">--httpPort=-1 --httpsPort=443 --httpsKeyStore=path/to/keystore --httpsKeyStorePassword=keystorePassword</text:p>
                  <text:p text:style-name="P29"><text:span text:style-name="T3">The keystore should be in JKS format (as created by the JDK 'keytool') and the keystore and target key must have the same password. (Placing the keystore arguments after Jenkins-specific parameters does not seem to work; either they are not forwarded to Winstone or Winstone ignores them coming after unknown parameters. So, make sure they are adjacent to the working </text:span><text:span text:style-name="Source_20_Text"><text:span text:style-name="T3">--httpsPort</text:span></text:span><text:span text:style-name="T3"> argument.)</text:span></text:p>
                  <text:p text:style-name="P29"><text:span text:style-name="T3">If your keystore contains multiple certificates (e.g. you are using CA signed certificate) Jenkins might end-up using a incorrect one. In this case you can </text:span><text:a xlink:type="simple" xlink:href="http://stackoverflow.com/questions/7528944/convert-ca-signed-jks-keystore-to-pem" text:style-name="Internet_20_link" text:visited-style-name="Visited_20_Internet_20_Link">convert the keystore to PEM</text:a><text:span text:style-name="T3"> and use following command line options:</text:span></text:p>
                  <text:p text:style-name="P5">--httpPort=-1 --httpsPort=443 --httpsCertificate=path/to/cert --httpsPrivateKey=path/to/privatekey</text:p>
                  <text:p text:style-name="P29"><text:span text:style-name="Strong_20_Emphasis"><text:span text:style-name="T7">Passing the Command Line Parameters to an instance on a Mac OSX (Currently is Mavericks 10.9.4) that uses launchctl (rather than using Jenkins.jar to start up)</text:span></text:span></text:p>
                  <text:p text:style-name="P29"><text:span text:style-name="T3">In this example, we set the Jenkins server to listen for HTTPS on port 8443. Note that we do not disable the httpPort by passing in -1. So in this example, your server would answer on both http and https. We also assume that the user has already created the keystore (see the "Using SSL" section from </text:span><text:a xlink:type="simple" xlink:href="http://wiki.wocommunity.org/display/documentation/Installing+and+Configuring+Jenkins" text:style-name="Internet_20_link" text:visited-style-name="Visited_20_Internet_20_Link">http://wiki.wocommunity.org/display/documentation/Installing+and+Configuring+Jenkins</text:a><text:span text:style-name="T3">)</text:span></text:p>
                  <text:p text:style-name="P4">sudo launchctl unload /Library/LaunchDaemons/org.jenkins-ci.plist</text:p>
                  <text:p text:style-name="P8"/>
                  <text:p text:style-name="P4">sudo defaults write /Library/Preferences/org.jenkins-ci httpsPort 8443</text:p>
                  <text:p text:style-name="P4">sudo defaults write /Library/Preferences/org.jenkins-ci httpsKeyStore /path/to/your/keystore/file</text:p>
                  <text:p text:style-name="P4">sudo defaults write /Library/Preferences/org.jenkins-ci httpsKeyStorePassword &lt;keystore password&gt;</text:p>
                  <text:p text:style-name="P8"/>
                  <text:p text:style-name="P5">sudo launchctl load /Library/LaunchDaemons/org.jenkins-ci.plist</text:p>
                  <text:h text:style-name="P3" text:outline-level="2"><text:bookmark text:name="StartingandAccessingJenkins-UsingHTTP/2"/>Using HTTP/2</text:h>
                  <text:p text:style-name="P29"><text:span text:style-name="T3">With Java 8 (should be included per default in Java 9), you need to include alpn boot jar in the bootclasspath. The alpn boot jar depends on your jvm version. Have a look here </text:span><text:a xlink:type="simple" xlink:href="https://www.eclipse.org/jetty/documentation/9.4.x/alpn-chapter.html#alpn-versions" text:style-name="Internet_20_link" text:visited-style-name="Visited_20_Internet_20_Link">https://www.eclipse.org/jetty/documentation/current/alpn-chapter.html#alpn-versions</text:a><text:span text:style-name="T3"> to figure which version to use.</text:span></text:p>
                  <text:p text:style-name="P29"><text:span text:style-name="T3">You can download it from (with alpn boot version </text:span><text:a xlink:type="simple" xlink:href="https://repo.maven.apache.org/maven2/org/mortbay/jetty/alpn/alpn-boot/8.1.12.v20180117/alpn-boot-8.1.12.v20180117.jar" text:style-name="Internet_20_link" text:visited-style-name="Visited_20_Internet_20_Link">8.1.12.v20180117</text:a><text:span text:style-name="T3">): </text:span><text:a xlink:type="simple" xlink:href="https://repo.maven.apache.org/maven2/org/mortbay/jetty/alpn/alpn-boot/8.1.12.v20180117/alpn-boot-8.1.12.v20180117.jar" text:style-name="Internet_20_link" text:visited-style-name="Visited_20_Internet_20_Link">https://repo.maven.apache.org/maven2/org/mortbay/jetty/alpn/alpn-boot/8.1.12.v20180117/alpn-boot-8.1.12.v20180117.jar</text:a></text:p>
                  <text:p text:style-name="P19">Then you have to include it on jvm start:</text:p>
                  <text:p text:style-name="P5">java -Xbootclasspath/p:alpn-boot-8.1.12.v20180117.jar -jar target/jenkins.war --http2Port=9090</text:p>
                  <text:h text:style-name="P3" text:outline-level="2"><text:bookmark text:name="StartingandAccessingJenkins-ConfiguringhttpscertificateswithWindows"/>Configuring https certificates with Windows</text:h>
                  <text:p text:style-name="P19">Creating a certificate for use within Jenkins. This used a stock Jenkins 1.612 installation on Windows Server 2008 R2 Standard 64-bit. This creates a certificate signed by a Certificate Authority such as Digicert, if making your own certificate skip steps 3, 4, and 5.</text:p>
                  <text:p text:style-name="P29"><text:span text:style-name="T3">This process utilizes Java's keytool, however you do not have to perform a separate Java installation if you don't need it. Jenkins packages a JRE with it when you do the installation, located in </text:span><text:span text:style-name="Source_20_Text"><text:span text:style-name="T3">C:\Program Files (x86)\Jenkins\jre\bin</text:span></text:span><text:span text:style-name="T3"> </text:span></text:p>
                  <text:p text:style-name="P19">Step 1: Create a new keystore on your server. This will place a 'keystore' file in your current directory.</text:p>
                  <text:p text:style-name="P4">C:\Program Files (x86)\Jenkins\jre\bin&gt;keytool -genkeypair -keysize 2048 -keyalg RSA -alias jenkins -keystore keystore</text:p>
                  <text:p text:style-name="P4">Enter keystore password:</text:p>
                  <text:p text:style-name="P4">Re-enter new password:</text:p>
                  <text:p text:style-name="P4">What is your first and last name?</text:p>
                  <text:p text:style-name="P4">[Unknown]: server-name.your.company.com</text:p>
                  <text:p text:style-name="P4">What is the name of your organizational unit?</text:p>
                  <text:p text:style-name="P4">[Unknown]: Your City</text:p>
                  <text:p text:style-name="P4">What is the name of your organization?</text:p>
                  <text:p text:style-name="P4">[Unknown]: Your company name</text:p>
                  <text:p text:style-name="P4">What is the name of your City or Locality?</text:p>
                  <text:p text:style-name="P4">[Unknown]: Your city</text:p>
                  <text:p text:style-name="P4">What is the name of your State or Province?</text:p>
                  <text:p text:style-name="P4">[Unknown]: Your State</text:p>
                  <text:p text:style-name="P4">What is the two-letter country code for this unit?</text:p>
                  <text:p text:style-name="P4">[Unknown]: US</text:p>
                  <text:p text:style-name="P4">Is CN=server-name.your.company.com, OU=Your City, O=Your company name, L=Your City, ST=Your State, C=US correct?</text:p>
                  <text:p text:style-name="P4">[no]: yes</text:p>
                  <text:p text:style-name="P8"/>
                  <text:p text:style-name="P4">Enter key password for &lt;jenkins&gt;</text:p>
                  <text:p text:style-name="P5">(RETURN if same as keystore password):</text:p>
                  <text:p text:style-name="P29"/>
                  <text:p text:style-name="P19">Step 2: Verify the keystore was created (your fingerprint will vary)</text:p>
                  <text:p text:style-name="P4">C:\Program Files (x86)\Jenkins\jre\bin&gt;keytool -list -keystore keystore</text:p>
                  <text:p text:style-name="P4">Enter keystore password:</text:p>
                  <text:p text:style-name="P8"/>
                  <text:p text:style-name="P4">Keystore type: JKS</text:p>
                  <text:p text:style-name="P4">Keystore provider: SUN</text:p>
                  <text:p text:style-name="P8"/>
                  <text:p text:style-name="P4">Your keystore contains 1 entry</text:p>
                  <text:p text:style-name="P8"/>
                  <text:p text:style-name="P4">jenkins, May 6, 2015, PrivateKeyEntry,</text:p>
                  <text:p text:style-name="P5">Certificate fingerprint (SHA1): AA:AA:AA:AA:AA:AA:AA:AA:AA:AA:AA:AA:AA:AA:AA:AA:AA:AA:AA:AA</text:p>
                  <text:p text:style-name="P29"/>
                  <text:p text:style-name="P19">Step 3: Create the certificate request.  This will create a 'certreq.csr' file in your current directory.</text:p>
                  <text:p text:style-name="P4">C:\Program Files (x86)\Jenkins\jre\bin&gt;keytool -certreq -alias jenkins -keyalg RSA -file certreq.csr -ext SAN=dns:server-name,dns:server-name.your.company.com -keystore keystore</text:p>
                  <text:p text:style-name="P5">Enter keystore password:</text:p>
                  <text:p text:style-name="P29"/>
                  <text:p text:style-name="P29"><text:span text:style-name="T3">Step 4: Use the contents of the </text:span><text:span text:style-name="Source_20_Text"><text:span text:style-name="T3">certreq.csr</text:span></text:span><text:span text:style-name="T3"> file to generate a certificate from your certificate provider. Request a SHA-1 certificate (SHA-2 is untested but will likely work). If using DigiCert, download the resulting certificate as Other format  "a .p7b bundle of all the certs in a .p7b file".</text:span></text:p>
                  <text:p text:style-name="P19">Step 5: Add the resulting .p7b into the keystore you created above.</text:p>
                  <text:p text:style-name="P4">C:\Program Files (x86)\Jenkins\jre\bin&gt;keytool -import -alias jenkins -trustcacerts -file response_from_digicert.p7b -keystore keystore</text:p>
                  <text:p text:style-name="P4">Enter keystore password:</text:p>
                  <text:p text:style-name="P5">Certificate reply was installed in keystore</text:p>
                  <text:p text:style-name="P29"/>
                  <text:p text:style-name="P19">Step 6: Copy the 'keystore' file to your Jenkins secrets directory. On a stock installation, this will be at</text:p>
                  <text:p text:style-name="P5">C:\Program Files (x86)\Jenkins\secrets</text:p>
                  <text:p text:style-name="P29"/>
                  <text:p text:style-name="P29"><text:span text:style-name="T3">Step 7: Modify the &lt;arguments&gt; section of your </text:span><text:span text:style-name="Source_20_Text"><text:span text:style-name="T3">C:\Program Files (x86)\Jenkins\jenkins.xml</text:span></text:span><text:span text:style-name="T3"> file to reflect the new certificate. Note: This example disables http via </text:span><text:span text:style-name="Source_20_Text"><text:span text:style-name="T3">--httpPort=-1</text:span></text:span><text:span text:style-name="T3"> and places the server on </text:span><text:span text:style-name="Source_20_Text"><text:span text:style-name="T3">8443</text:span></text:span><text:span text:style-name="T3"> via </text:span><text:span text:style-name="Source_20_Text"><text:span text:style-name="T3">--httpsPort=8443</text:span></text:span><text:span text:style-name="T3">.<text:line-break/> </text:span></text:p>
                  <text:p text:style-name="P5">&lt;arguments&gt;-Xrs -Xmx256m -Dhudson.lifecycle=hudson.lifecycle.WindowsServiceLifecycle -jar "%BASE%\jenkins.war" --httpPort=-1 --httpsPort=8443 --httpsKeyStore="%BASE%\secrets\keystore" --httpsKeyStorePassword=your.password.here&lt;/arguments&gt;</text:p>
                  <text:p text:style-name="P29"/>
                  <text:p text:style-name="P19">Step 8: Restart the jenkins service to initialize the new configuration.</text:p>
                  <text:p text:style-name="P4">net stop jenkins</text:p>
                  <text:p text:style-name="P5">net start jenkins</text:p>
                  <text:p text:style-name="P29"/>
                  <text:p text:style-name="P19">Step 9: After 30-60 seconds, Jenkins will have completed the startup process and you should be able to access the website at https://server-name.your.company.com:8443; Verify the certificate looks good via your browser's tools.  If the service terminates immediately, there's an error somewhere in your configuration. Useful error information can be found in:</text:p>
                  <text:p text:style-name="P4">C:\Program Files (x86)\Jenkins\jenkins.err.log</text:p>
                  <text:p text:style-name="P5">C:\Program Files (x86)\Jenkins\jenkins.out.log</text:p>
                  <text:p text:style-name="P29"/>
                  <text:p text:style-name="P10"><text:bookmark text:name="main1"/><text:span text:style-name="Emphasis"><text:span text:style-name="T3"/></text:span></text:p>
                  <text:section text:style-name="Sect1" text:name="Section6">
                    <text:section text:style-name="Sect1" text:name="Section7">
                      <text:p text:style-name="P10"><text:bookmark text:name="main-header1"/></text:p>
                      <text:section text:style-name="Sect1" text:name="Section8">
                        <text:list xml:id="list1199639497" text:style-name="L9">
                          <text:list-item>
                            <text:p text:style-name="P38"><text:bookmark text:name="breadcrumb-section1"/><text:bookmark text:name="breadcrumbs2"/><text:a xlink:type="simple" xlink:href="https://wiki.jenkins-ci.org/display/JENKINS/index.html" text:style-name="Internet_20_link" text:visited-style-name="Visited_20_Internet_20_Link">Jenkins</text:a></text:p>
                          </text:list-item>
                          <text:list-item>
                            <text:p text:style-name="P38"><text:a xlink:type="simple" xlink:href="https://wiki.jenkins-ci.org/display/JENKINS/Home.html" text:style-name="Internet_20_link" text:visited-style-name="Visited_20_Internet_20_Link"><text:span text:style-name="T3">Home</text:span></text:a></text:p>
                          </text:list-item>
                          <text:list-item>
                            <text:p text:style-name="P39"><text:a xlink:type="simple" xlink:href="https://wiki.jenkins-ci.org/display/JENKINS/Use-Jenkins.html" text:style-name="Internet_20_link" text:visited-style-name="Visited_20_Internet_20_Link"><text:span text:style-name="T3">Use Jenkins</text:span></text:a></text:p>
                          </text:list-item>
                        </text:list>
                      </text:section>
                      <text:h text:style-name="P1" text:outline-level="1"><text:bookmark text:name="title-heading2"/><text:bookmark text:name="title-text2"/>Jenkins : Features controlled by system properties</text:h>
                    </text:section>
                    <text:section text:style-name="Sect1" text:name="Section9">
                      <text:p text:style-name="P9"><text:bookmark text:name="content1"/>Created by Unknown User (dty), last modified by Unknown User (danielbeck) on Oct 06, 2019</text:p>
                      <text:section text:style-name="Sect1" text:name="Section10">
                        <text:p text:style-name="P18"><text:bookmark text:name="main-content1"/>See also</text:p>
                        <text:list xml:id="list3378723841" text:style-name="L10">
                          <text:list-item>
                            <text:p text:style-name="P40"><text:a xlink:type="simple" xlink:href="https://wiki.jenkins-ci.org/display/JENKINS/Administering-Jenkins.html" text:style-name="Internet_20_link" text:visited-style-name="Visited_20_Internet_20_Link"><text:span text:style-name="T4">Administering Jenkins</text:span></text:a></text:p>
                          </text:list-item>
                          <text:list-item>
                            <text:p text:style-name="P41"><text:a xlink:type="simple" xlink:href="https://wiki.jenkins-ci.org/display/JENKINS/Starting-and-Accessing-Jenkins.html" text:style-name="Internet_20_link" text:visited-style-name="Visited_20_Internet_20_Link"><text:span text:style-name="T4">Starting and Accessing Jenkins</text:span></text:a></text:p>
                          </text:list-item>
                        </text:list>
                        <text:h text:style-name="P2" text:outline-level="1"><text:bookmark text:name="Featurescontrolledbysystemproperties-JenkinsFeaturesControlledwithSystemProperties"/>Jenkins Features Controlled with System Properties</text:h>
                        <text:p text:style-name="P29"><text:span text:style-name="T3">Jenkins has several "hidden" features that can be enabled with system properties. System properties are defined by passing </text:span><text:span text:style-name="Source_20_Text"><text:span text:style-name="T3">-Dproperty=value</text:span></text:span><text:span text:style-name="T3"> to the </text:span><text:span text:style-name="Source_20_Text"><text:span text:style-name="T3">java</text:span></text:span><text:span text:style-name="T3"> command line to start Jenkins. Make sure to pass all of these arguments </text:span><text:span text:style-name="Strong_20_Emphasis"><text:span text:style-name="T3">before</text:span></text:span><text:span text:style-name="T3"> the </text:span><text:span text:style-name="Source_20_Text"><text:span text:style-name="T3">-jar</text:span></text:span><text:span text:style-name="T3"> argument, otherwise they will be ignored. Example:</text:span></text:p>
                        <text:p text:style-name="P5">java -Dhudson.footerURL=http://example.org -jar jenkins.war</text:p>
                        <text:p text:style-name="P19">The following table lists the properties and the version of Jenkins they were introduced in.</text:p>
                        <text:list xml:id="list380969159" text:style-name="L11">
                          <text:list-item>
                            <text:p text:style-name="P42"><text:span text:style-name="Strong_20_Emphasis"><text:span text:style-name="T3">Property</text:span></text:span><text:span text:style-name="T3"> - Java property name</text:span></text:p>
                          </text:list-item>
                          <text:list-item>
                            <text:p text:style-name="P42"><text:span text:style-name="Strong_20_Emphasis"><text:span text:style-name="T3">Default</text:span></text:span><text:span text:style-name="T3"> - Default value if not explicitly set</text:span></text:p>
                          </text:list-item>
                          <text:list-item>
                            <text:p text:style-name="P42"><text:span text:style-name="Strong_20_Emphasis"><text:span text:style-name="T3">Version</text:span></text:span><text:span text:style-name="T3"> - The version of Jenkins the property was introduced in</text:span></text:p>
                          </text:list-item>
                          <text:list-item>
                            <text:p text:style-name="P43"><text:span text:style-name="Strong_20_Emphasis"><text:span text:style-name="T3">Notes</text:span></text:span><text:span text:style-name="T3"> - Other notes</text:span></text:p>
                          </text:list-item>
                        </text:list>
                        <text:h text:style-name="P3" text:outline-level="2"><text:bookmark text:name="Featurescontrolledbysystemproperties-PropertiesinJenkinsCore"/>Properties in Jenkins Core</text:h>
                        <table:table table:name="Table2" table:style-name="Table2">
                          <table:table-column table:style-name="Table2.A"/>
                          <table:table-column table:style-name="Table2.B"/>
                          <table:table-column table:style-name="Table2.C"/>
                          <table:table-column table:style-name="Table2.D"/>
                          <table:table-row table:style-name="TableLine1289603932608">
                            <table:table-cell table:style-name="Table2.A1" office:value-type="string">
                              <text:p text:style-name="P17">Property</text:p>
                            </table:table-cell>
                            <table:table-cell table:style-name="Table2.A1" office:value-type="string">
                              <text:p text:style-name="P17">Default</text:p>
                            </table:table-cell>
                            <table:table-cell table:style-name="Table2.A1" office:value-type="string">
                              <text:p text:style-name="P17">Version</text:p>
                            </table:table-cell>
                            <table:table-cell table:style-name="Table2.A1" office:value-type="string">
                              <text:p text:style-name="P17">Notes</text:p>
                            </table:table-cell>
                          </table:table-row>
                          <table:table-row table:style-name="TableLine1289603932608">
                            <table:table-cell table:style-name="Table2.A1" office:value-type="string">
                              <text:p text:style-name="Table_20_Contents">hudson.cli.CLI.pingInterval</text:p>
                            </table:table-cell>
                            <table:table-cell table:style-name="Table2.A1" office:value-type="string">
                              <text:p text:style-name="Table_20_Contents">3000</text:p>
                            </table:table-cell>
                            <table:table-cell table:style-name="Table2.A1" office:value-type="string">
                              <text:p text:style-name="Table_20_Contents">2.199</text:p>
                            </table:table-cell>
                            <table:table-cell table:style-name="Table2.A1" office:value-type="string">
                              <text:p text:style-name="Table_20_Contents">Client-side HTTP CLI ping interval in milliseconds. Set on the CLI client (<text:span text:style-name="Source_20_Text">java -jar jenkins-cli.jar</text:span>), not Jenkins server process.</text:p>
                            </table:table-cell>
                          </table:table-row>
                          <table:table-row table:style-name="TableLine1289603932608">
                            <table:table-cell table:style-name="Table2.A1" office:value-type="string">
                              <text:p text:style-name="P12">hudson.ClassicPluginStrategy.useAntClassLoader</text:p>
                            </table:table-cell>
                            <table:table-cell table:style-name="Table2.A1" office:value-type="string">
                              <text:p text:style-name="P12">false</text:p>
                            </table:table-cell>
                            <table:table-cell table:style-name="Table2.A1" office:value-type="string">
                              <text:p text:style-name="P12">1.316</text:p>
                            </table:table-cell>
                            <table:table-cell table:style-name="Table2.A1" office:value-type="string">
                              <text:p text:style-name="P12"/>
                            </table:table-cell>
                          </table:table-row>
                          <table:table-row table:style-name="TableLine1289603932608">
                            <table:table-cell table:style-name="Table2.A1" office:value-type="string">
                              <text:p text:style-name="P12">hudson.ConsoleNote.INSECURE</text:p>
                            </table:table-cell>
                            <table:table-cell table:style-name="Table2.A1" office:value-type="string">
                              <text:p text:style-name="P12">false</text:p>
                            </table:table-cell>
                            <table:table-cell table:style-name="Table2.A1" office:value-type="string">
                              <text:p text:style-name="P12">2.44 / 2.32.2</text:p>
                            </table:table-cell>
                            <table:table-cell table:style-name="Table2.A1" office:value-type="string">
                              <text:p text:style-name="P12">Whether to load unsigned console notes (see SECURITY-382 on <text:a xlink:type="simple" xlink:href="https://wiki.jenkins.io/display/SECURITY/Jenkins+Security+Advisory+2017-02-01" text:style-name="Internet_20_link" text:visited-style-name="Visited_20_Internet_20_Link">Jenkins Security Advisory 2017-02-01</text:a>)</text:p>
                            </table:table-cell>
                          </table:table-row>
                          <table:table-row table:style-name="TableLine1289603932608">
                            <table:table-cell table:style-name="Table2.A1" office:value-type="string">
                              <text:p text:style-name="P12">hudson.consoleTailKB</text:p>
                            </table:table-cell>
                            <table:table-cell table:style-name="Table2.A1" office:value-type="string">
                              <text:p text:style-name="P12">150</text:p>
                            </table:table-cell>
                            <table:table-cell table:style-name="Table2.A1" office:value-type="string">
                              <text:p text:style-name="P12">Actually works since 2.98/2.89.3</text:p>
                            </table:table-cell>
                            <table:table-cell table:style-name="Table2.A1" office:value-type="string">
                              <text:p text:style-name="P12">How many KB of console log to show in default console view</text:p>
                            </table:table-cell>
                          </table:table-row>
                          <table:table-row table:style-name="TableLine1289603932608">
                            <table:table-cell table:style-name="Table2.A1" office:value-type="string">
                              <text:p text:style-name="P12">hudson.diagnosis.HudsonHomeDiskUsageChecker.freeSpaceThreshold</text:p>
                            </table:table-cell>
                            <table:table-cell table:style-name="Table2.A1" office:value-type="string">
                              <text:p text:style-name="P12">1073741824 (up to Jenkins 2.39)<text:line-break/>10737418240 (from Jenkins 2.40)</text:p>
                            </table:table-cell>
                            <table:table-cell table:style-name="Table2.A1" office:value-type="string">
                              <text:p text:style-name="P12">1.339</text:p>
                            </table:table-cell>
                            <table:table-cell table:style-name="Table2.A1" office:value-type="string">
                              <text:p text:style-name="P12">If there's less than this amount of free disk space, in bytes, on the disk with the Jenkins home directory, and the disk is 90% or more full, a warning will be shown to administrators</text:p>
                            </table:table-cell>
                          </table:table-row>
                          <table:table-row table:style-name="TableLine1289603932608">
                            <table:table-cell table:style-name="Table2.A1" office:value-type="string">
                              <text:p text:style-name="P12">hudson.diyChunking</text:p>
                            </table:table-cell>
                            <table:table-cell table:style-name="Table2.A1" office:value-type="string">
                              <text:p text:style-name="P12">false</text:p>
                            </table:table-cell>
                            <table:table-cell table:style-name="Table2.A1" office:value-type="string">
                              <text:p text:style-name="P12"/>
                            </table:table-cell>
                            <table:table-cell table:style-name="Table2.A1" office:value-type="string">
                              <text:p text:style-name="P12">Set to true if the servlet container doesn't support chunked encoding</text:p>
                            </table:table-cell>
                          </table:table-row>
                          <table:table-row table:style-name="TableLine1289603932608">
                            <table:table-cell table:style-name="Table2.A1" office:value-type="string">
                              <text:p text:style-name="P12">hudson.DNSMultiCast.disabled</text:p>
                            </table:table-cell>
                            <table:table-cell table:style-name="Table2.A1" office:value-type="string">
                              <text:p text:style-name="P12">false</text:p>
                            </table:table-cell>
                            <table:table-cell table:style-name="Table2.A1" office:value-type="string">
                              <text:p text:style-name="P12">1.359</text:p>
                            </table:table-cell>
                            <table:table-cell table:style-name="Table2.A1" office:value-type="string">
                              <text:p text:style-name="P12">Set to "true" to disable DNS multicast</text:p>
                            </table:table-cell>
                          </table:table-row>
                          <table:table-row table:style-name="TableLine1289603932608">
                            <table:table-cell table:style-name="Table2.A1" office:value-type="string">
                              <text:p text:style-name="P12">hudson.FilePath.VALIDATE_ANT_FILE_MASK_BOUND</text:p>
                            </table:table-cell>
                            <table:table-cell table:style-name="Table2.A1" office:value-type="string">
                              <text:p text:style-name="P12">10000</text:p>
                            </table:table-cell>
                            <table:table-cell table:style-name="Table2.A1" office:value-type="string">
                              <text:p text:style-name="P12">1.592</text:p>
                            </table:table-cell>
                            <table:table-cell table:style-name="Table2.A1" office:value-type="string">
                              <text:p text:style-name="P12">Max. number of operations to validate a file mask (e.g. pattern to archive artifacts).</text:p>
                            </table:table-cell>
                          </table:table-row>
                          <table:table-row table:style-name="TableLine1289603932608">
                            <table:table-cell table:style-name="Table2.A1" office:value-type="string">
                              <text:p text:style-name="P12">hudson.footerURL</text:p>
                            </table:table-cell>
                            <table:table-cell table:style-name="Table2.A1" office:value-type="string">
                              <text:p text:style-name="P12"><text:a xlink:type="simple" xlink:href="http://jenkins-ci.org/" text:style-name="Internet_20_link" text:visited-style-name="Visited_20_Internet_20_Link">http://jenkins-ci.org/</text:a></text:p>
                            </table:table-cell>
                            <table:table-cell table:style-name="Table2.A1" office:value-type="string">
                              <text:p text:style-name="P12">1.416</text:p>
                            </table:table-cell>
                            <table:table-cell table:style-name="Table2.A1" office:value-type="string">
                              <text:p text:style-name="P12">Allows tweaking the URL displayed at the bottom of Jenkins' UI</text:p>
                            </table:table-cell>
                          </table:table-row>
                          <table:table-row table:style-name="TableLine1289603932608">
                            <table:table-cell table:style-name="Table2.A1" office:value-type="string">
                              <text:p text:style-name="P12">hudson.Functions.autoRefreshSeconds</text:p>
                            </table:table-cell>
                            <table:table-cell table:style-name="Table2.A1" office:value-type="string">
                              <text:p text:style-name="P12">10</text:p>
                            </table:table-cell>
                            <table:table-cell table:style-name="Table2.A1" office:value-type="string">
                              <text:p text:style-name="P12">1.365</text:p>
                            </table:table-cell>
                            <table:table-cell table:style-name="Table2.A1" office:value-type="string">
                              <text:p text:style-name="P12">Number of seconds between reloads when Auto Refresh is enabled</text:p>
                            </table:table-cell>
                          </table:table-row>
                          <table:table-row table:style-name="TableLine1289603932608">
                            <table:table-cell table:style-name="Table2.A1" office:value-type="string">
                              <text:p text:style-name="P12">hudson.lifecycle</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Specify full class name for Lifecycle implementation to override default</text:p>
                            </table:table-cell>
                          </table:table-row>
                          <table:table-row table:style-name="TableLine1289603932608">
                            <table:table-cell table:style-name="Table2.A1" office:value-type="string">
                              <text:p text:style-name="Table_20_Contents">hudson.logging.LogRecorderManager.skipPermissionCheck</text:p>
                            </table:table-cell>
                            <table:table-cell table:style-name="Table2.A1" office:value-type="string">
                              <text:p text:style-name="Table_20_Contents">false</text:p>
                            </table:table-cell>
                            <table:table-cell table:style-name="Table2.A1" office:value-type="string">
                              <text:p text:style-name="Table_20_Contents">2.121.3 and 2.138</text:p>
                            </table:table-cell>
                            <table:table-cell table:style-name="Table2.A1" office:value-type="string">
                              <text:p text:style-name="P12">Disable security hardening for LogRecorderManager Stapler access.</text:p>
                              <text:p text:style-name="P12">Possibly unsafe, <text:a xlink:type="simple" xlink:href="https://jenkins.io/security/advisory/2018-12-05/#SECURITY-595" text:style-name="Internet_20_link" text:visited-style-name="Visited_20_Internet_20_Link">see 2018-12-05 security advisory</text:a>.</text:p>
                            </table:table-cell>
                          </table:table-row>
                          <table:table-row table:style-name="TableLine1289603932608">
                            <table:table-cell table:style-name="Table2.A1" office:value-type="string">
                              <text:p text:style-name="P12">hudson.matrix.MatrixConfiguration.useShortWorkspaceName</text:p>
                            </table:table-cell>
                            <table:table-cell table:style-name="Table2.A1" office:value-type="string">
                              <text:p text:style-name="P12">false</text:p>
                            </table:table-cell>
                            <table:table-cell table:style-name="Table2.A1" office:value-type="string">
                              <text:p text:style-name="P12"/>
                            </table:table-cell>
                            <table:table-cell table:style-name="Table2.A1" office:value-type="string">
                              <text:p text:style-name="P12">Use shorter but cryptic names in matrix build workspace directories. Avoids problems with 256 character limit on paths in Cygwin, path depths problems on Windows, and shell metacharacter problems with label expressions on most platforms. See <text:a xlink:type="simple" xlink:href="https://issues.jenkins-ci.org/browse/JENKINS-25783" text:style-name="Internet_20_link" text:visited-style-name="Visited_20_Internet_20_Link">JENKINS-25783</text:a>.</text:p>
                            </table:table-cell>
                          </table:table-row>
                          <table:table-row table:style-name="TableLine1289603932608">
                            <table:table-cell table:style-name="Table2.A1" office:value-type="string">
                              <text:p text:style-name="Table_20_Contents">hudson.model.AbstractItem.skipPermissionCheck</text:p>
                            </table:table-cell>
                            <table:table-cell table:style-name="Table2.A1" office:value-type="string">
                              <text:p text:style-name="Table_20_Contents">false</text:p>
                            </table:table-cell>
                            <table:table-cell table:style-name="Table2.A1" office:value-type="string">
                              <text:p text:style-name="Table_20_Contents">2.121.3 / 2.138</text:p>
                            </table:table-cell>
                            <table:table-cell table:style-name="Table2.A1" office:value-type="string">
                              <text:p text:style-name="P12">Disable security hardening related to Stapler routing for AbstractItem</text:p>
                              <text:p text:style-name="P12">Possibly unsafe, <text:a xlink:type="simple" xlink:href="https://jenkins.io/security/advisory/2018-12-05/#SECURITY-595" text:style-name="Internet_20_link" text:visited-style-name="Visited_20_Internet_20_Link">see 2018-12-05 security advisory</text:a>.</text:p>
                            </table:table-cell>
                          </table:table-row>
                          <table:table-row table:style-name="TableLine1289603932608">
                            <table:table-cell table:style-name="Table2.A1" office:value-type="string">
                              <text:p text:style-name="P12">hudson.model.AsyncAperiodicWork.logRotateMinutes</text:p>
                            </table:table-cell>
                            <table:table-cell table:style-name="Table2.A1" office:value-type="string">
                              <text:p text:style-name="P12">1440</text:p>
                            </table:table-cell>
                            <table:table-cell table:style-name="Table2.A1" office:value-type="string">
                              <text:p text:style-name="P12">1.651</text:p>
                            </table:table-cell>
                            <table:table-cell table:style-name="Table2.A1" office:value-type="string">
                              <text:p text:style-name="P12">The number of minutes after which to try and rotate the log file used by any AsyncAperiodicWork extension. For fine-grained control of a specific extension you can use the <text:span text:style-name="Emphasis">FullyQualifiedClassName</text:span>.logRotateMinutes system property to only affect a specific extension.<text:line-break/><text:line-break/><text:span text:style-name="Emphasis">It is not anticipated that you will ever need to change these defaults</text:span></text:p>
                            </table:table-cell>
                          </table:table-row>
                          <table:table-row table:style-name="TableLine1289603932608">
                            <table:table-cell table:style-name="Table2.A1" office:value-type="string">
                              <text:p text:style-name="P12">hudson.model.AsyncAperiodicWork.logRotateSize</text:p>
                            </table:table-cell>
                            <table:table-cell table:style-name="Table2.A1" office:value-type="string">
                              <text:p text:style-name="P12">-1</text:p>
                            </table:table-cell>
                            <table:table-cell table:style-name="Table2.A1" office:value-type="string">
                              <text:p text:style-name="P12">1.651</text:p>
                            </table:table-cell>
                            <table:table-cell table:style-name="Table2.A1" office:value-type="string">
                              <text:p text:style-name="P12">When starting a new run of any AsyncAperiodicWork extension, if this value is non-negative and the existing log file is larger than the specified number of bytes then the log file will be rotated. For fine-grained control of a specific extension you can use the <text:span text:style-name="Emphasis">FullyQualifiedClassName</text:span>.logRotateSize system property to only affect a specific extension.<text:line-break/><text:span text:style-name="Emphasis">It is not anticipated that you will ever need to change these defaults</text:span></text:p>
                            </table:table-cell>
                          </table:table-row>
                          <table:table-row table:style-name="TableLine1289603932608">
                            <table:table-cell table:style-name="Table2.A1" office:value-type="string">
                              <text:p text:style-name="P12">hudson.model.AsyncPeriodicWork.logRotateMinutes</text:p>
                            </table:table-cell>
                            <table:table-cell table:style-name="Table2.A1" office:value-type="string">
                              <text:p text:style-name="P12">1440</text:p>
                            </table:table-cell>
                            <table:table-cell table:style-name="Table2.A1" office:value-type="string">
                              <text:p text:style-name="P12">1.651</text:p>
                            </table:table-cell>
                            <table:table-cell table:style-name="Table2.A1" office:value-type="string">
                              <text:p text:style-name="P12">The number of minutes after which to try and rotate the log file used by any AsyncPeriodicWork extension. For fine-grained control of a specific extension you can use the <text:span text:style-name="Emphasis">FullyQualifiedClassName</text:span>.logRotateMinutes system property to only affect a specific extension.<text:line-break/><text:span text:style-name="Emphasis">It is not anticipated that you will ever need to change these defaults</text:span></text:p>
                            </table:table-cell>
                          </table:table-row>
                          <table:table-row table:style-name="TableLine1289603932608">
                            <table:table-cell table:style-name="Table2.A1" office:value-type="string">
                              <text:p text:style-name="P12">hudson.model.AsyncPeriodicWork.logRotateSize</text:p>
                            </table:table-cell>
                            <table:table-cell table:style-name="Table2.A1" office:value-type="string">
                              <text:p text:style-name="P12">-1</text:p>
                            </table:table-cell>
                            <table:table-cell table:style-name="Table2.A1" office:value-type="string">
                              <text:p text:style-name="P12">1.651</text:p>
                            </table:table-cell>
                            <table:table-cell table:style-name="Table2.A1" office:value-type="string">
                              <text:p text:style-name="P12">When starting a new run of any AsyncPeriodicWork extension, if this value is non-negative and the existing log file is larger than the specified number of bytes then the log file will be rotated. For fine-grained control of a specific extension you can use the <text:span text:style-name="Emphasis">FullyQualifiedClassName</text:span>.logRotateSize system property to only affect a specific extension.<text:line-break/><text:span text:style-name="Emphasis">It is not anticipated that you will ever need to change these defaults</text:span></text:p>
                            </table:table-cell>
                          </table:table-row>
                          <table:table-row table:style-name="TableLine1289603932608">
                            <table:table-cell table:style-name="Table2.A1" office:value-type="string">
                              <text:p text:style-name="P12">hudson.model.DirectoryBrowserSupport.CSP</text:p>
                            </table:table-cell>
                            <table:table-cell table:style-name="Table2.A1" office:value-type="string">
                              <text:p text:style-name="P12">sandbox; default-src 'none'; image-src 'self'; style-src 'self';</text:p>
                            </table:table-cell>
                            <table:table-cell table:style-name="Table2.A1" office:value-type="string">
                              <text:p text:style-name="P12">1.625.3, 1.641</text:p>
                            </table:table-cell>
                            <table:table-cell table:style-name="Table2.A1" office:value-type="string">
                              <text:p text:style-name="P12">Determines the Content Security Policy header sent for static files served by Jenkins. See <text:a xlink:type="simple" xlink:href="https://wiki.jenkins-ci.org/display/JENKINS/Configuring-Content-Security-Policy.html" text:style-name="Internet_20_link" text:visited-style-name="Visited_20_Internet_20_Link">Configuring Content Security Policy</text:a> for more details.</text:p>
                            </table:table-cell>
                          </table:table-row>
                          <table:table-row table:style-name="TableLine1289603932608">
                            <table:table-cell table:style-name="Table2.A1" office:value-type="string">
                              <text:p text:style-name="P12">hudson.model.DownloadService.never</text:p>
                            </table:table-cell>
                            <table:table-cell table:style-name="Table2.A1" office:value-type="string">
                              <text:p text:style-name="P12">false</text:p>
                            </table:table-cell>
                            <table:table-cell table:style-name="Table2.A1" office:value-type="string">
                              <text:p text:style-name="P12"/>
                            </table:table-cell>
                            <table:table-cell table:style-name="Table2.A1" office:value-type="string">
                              <text:p text:style-name="P12">Suppress the periodic download of data files for plugins</text:p>
                            </table:table-cell>
                          </table:table-row>
                          <table:table-row table:style-name="TableLine1289603932608">
                            <table:table-cell table:style-name="Table2.A1" office:value-type="string">
                              <text:p text:style-name="P12">hudson.model.Hudson.flyweightSupport</text:p>
                            </table:table-cell>
                            <table:table-cell table:style-name="Table2.A1" office:value-type="string">
                              <text:p text:style-name="P12">was:false<text:line-break/>1.337:true<text:line-break/>1.598:unused</text:p>
                            </table:table-cell>
                            <table:table-cell table:style-name="Table2.A1" office:value-type="string">
                              <text:p text:style-name="P12">1.318</text:p>
                            </table:table-cell>
                            <table:table-cell table:style-name="Table2.A1" office:value-type="string">
                              <text:p text:style-name="P12">Matrix parent job and other flyweight tasks (e.g. Build Flow plugin) won't consume an executor when true. Unused since 1.598, flyweight support is now always enabled</text:p>
                            </table:table-cell>
                          </table:table-row>
                          <table:table-row table:style-name="TableLine1289603932608">
                            <table:table-cell table:style-name="Table2.A1" office:value-type="string">
                              <text:p text:style-name="P12">hudson.model.Hudson.killAfterLoad</text:p>
                            </table:table-cell>
                            <table:table-cell table:style-name="Table2.A1" office:value-type="string">
                              <text:p text:style-name="P12">false</text:p>
                            </table:table-cell>
                            <table:table-cell table:style-name="Table2.A1" office:value-type="string">
                              <text:p text:style-name="P12"/>
                            </table:table-cell>
                            <table:table-cell table:style-name="Table2.A1" office:value-type="string">
                              <text:p text:style-name="P12">Exit Jenkins right after loading</text:p>
                            </table:table-cell>
                          </table:table-row>
                          <table:table-row table:style-name="TableLine1289603932608">
                            <table:table-cell table:style-name="Table2.A1" office:value-type="string">
                              <text:p text:style-name="Table_20_Contents">jenkins.model.Jenkins.exitCodeOnRestart</text:p>
                            </table:table-cell>
                            <table:table-cell table:style-name="Table2.A1" office:value-type="string">
                              <text:p text:style-name="Table_20_Contents">5</text:p>
                            </table:table-cell>
                            <table:table-cell table:style-name="Table2.A1" office:value-type="string">
                              <text:p text:style-name="Table_20_Contents">2.102</text:p>
                            </table:table-cell>
                            <table:table-cell table:style-name="Table2.A1" office:value-type="string">
                              <text:p text:style-name="Table_20_Contents">When using the -Dhudson.lifecycle=hudson.lifecycle.ExitLifecycle, exit using this exit code when Jenkins is restarted</text:p>
                            </table:table-cell>
                          </table:table-row>
                          <table:table-row table:style-name="TableLine1289603932608">
                            <table:table-cell table:style-name="Table2.A1" office:value-type="string">
                              <text:p text:style-name="P12">jenkins.model.Jenkins.logStartupPerformance</text:p>
                            </table:table-cell>
                            <table:table-cell table:style-name="Table2.A1" office:value-type="string">
                              <text:p text:style-name="P12">false</text:p>
                            </table:table-cell>
                            <table:table-cell table:style-name="Table2.A1" office:value-type="string">
                              <text:p text:style-name="P12"/>
                            </table:table-cell>
                            <table:table-cell table:style-name="Table2.A1" office:value-type="string">
                              <text:p text:style-name="P12">Log startup timing info</text:p>
                            </table:table-cell>
                          </table:table-row>
                          <table:table-row table:style-name="TableLine1289603932608">
                            <table:table-cell table:style-name="Table2.A1" office:value-type="string">
                              <text:p text:style-name="P12">jenkins.model.Jenkins.slaveAgentPort</text:p>
                            </table:table-cell>
                            <table:table-cell table:style-name="Table2.A1" office:value-type="string">
                              <text:p text:style-name="P12">-1 (disabled)</text:p>
                            </table:table-cell>
                            <table:table-cell table:style-name="Table2.A1" office:value-type="string">
                              <text:p text:style-name="P12">1.643</text:p>
                            </table:table-cell>
                            <table:table-cell table:style-name="Table2.A1" office:value-type="string">
                              <text:p text:style-name="P12">Specifies the default TCP slave agent port unless/until configured differently on the UI. -1 to disable, 0 for random port, other values for fixed port. Used to be 0 by default before Jenkins 2.0</text:p>
                            </table:table-cell>
                          </table:table-row>
                          <table:table-row table:style-name="TableLine1289603932608">
                            <table:table-cell table:style-name="Table2.A1" office:value-type="string">
                              <text:p text:style-name="P12">jenkins.model.Jenkins.slaveAgentPortEnforce</text:p>
                            </table:table-cell>
                            <table:table-cell table:style-name="Table2.A1" office:value-type="string">
                              <text:p text:style-name="P12">false</text:p>
                            </table:table-cell>
                            <table:table-cell table:style-name="Table2.A1" office:value-type="string">
                              <text:p text:style-name="P12">2.19.4 and 2.24</text:p>
                            </table:table-cell>
                            <table:table-cell table:style-name="Table2.A1" office:value-type="string">
                              <text:p text:style-name="P12">If true, enforces the specified <text:span text:style-name="Source_20_Text">jenkins.model.Jenkins.slaveAgentPort</text:span> on startup and will not allow changing it through the UI</text:p>
                            </table:table-cell>
                          </table:table-row>
                          <table:table-row table:style-name="TableLine1289603932608">
                            <table:table-cell table:style-name="Table2.A1" office:value-type="string">
                              <text:p text:style-name="P12">hudson.model.Hudson.parallelLoad</text:p>
                            </table:table-cell>
                            <table:table-cell table:style-name="Table2.A1" office:value-type="string">
                              <text:p text:style-name="P12">true</text:p>
                            </table:table-cell>
                            <table:table-cell table:style-name="Table2.A1" office:value-type="string">
                              <text:p text:style-name="P12"/>
                            </table:table-cell>
                            <table:table-cell table:style-name="Table2.A1" office:value-type="string">
                              <text:p text:style-name="P12">Loads job configurations in parallel on startup</text:p>
                            </table:table-cell>
                          </table:table-row>
                          <table:table-row table:style-name="TableLine1289603932608">
                            <table:table-cell table:style-name="Table2.A1" office:value-type="string">
                              <text:p text:style-name="P12">hudson.model.LoadStatistics.clock</text:p>
                            </table:table-cell>
                            <table:table-cell table:style-name="Table2.A1" office:value-type="string">
                              <text:p text:style-name="P12">10000</text:p>
                            </table:table-cell>
                            <table:table-cell table:style-name="Table2.A1" office:value-type="string">
                              <text:p text:style-name="P12"/>
                            </table:table-cell>
                            <table:table-cell table:style-name="Table2.A1" office:value-type="string">
                              <text:p text:style-name="P12">Load statistics clock cycle in milliseconds</text:p>
                            </table:table-cell>
                          </table:table-row>
                          <table:table-row table:style-name="TableLine1289603932608">
                            <table:table-cell table:style-name="Table2.A1" office:value-type="string">
                              <text:p text:style-name="P12">hudson.model.LoadStatistics.decay</text:p>
                            </table:table-cell>
                            <table:table-cell table:style-name="Table2.A1" office:value-type="string">
                              <text:p text:style-name="P12">0.9</text:p>
                            </table:table-cell>
                            <table:table-cell table:style-name="Table2.A1" office:value-type="string">
                              <text:p text:style-name="P12"/>
                            </table:table-cell>
                            <table:table-cell table:style-name="Table2.A1" office:value-type="string">
                              <text:p text:style-name="P12">Decay ratio for every clock cycle in node utilization charts</text:p>
                            </table:table-cell>
                          </table:table-row>
                          <table:table-row table:style-name="TableLine1289603932608">
                            <table:table-cell table:style-name="Table2.A1" office:value-type="string">
                              <text:p text:style-name="P12">hudson.model.MultiStageTimeSeries.chartFont</text:p>
                            </table:table-cell>
                            <table:table-cell table:style-name="Table2.A1" office:value-type="string">
                              <text:p text:style-name="P12">SansSerif-10</text:p>
                            </table:table-cell>
                            <table:table-cell table:style-name="Table2.A1" office:value-type="string">
                              <text:p text:style-name="P12">1.562</text:p>
                            </table:table-cell>
                            <table:table-cell table:style-name="Table2.A1" office:value-type="string">
                              <text:p text:style-name="P12">Font used for load statistics (see <text:a xlink:type="simple" xlink:href="http://docs.oracle.com/javase/7/docs/api/java/awt/Font.html#decode%28java.lang.String%29" text:style-name="Internet_20_link" text:visited-style-name="Visited_20_Internet_20_Link">Java documentation</text:a> on how the value is decoded)</text:p>
                            </table:table-cell>
                          </table:table-row>
                          <table:table-row table:style-name="TableLine1289603932608">
                            <table:table-cell table:style-name="Table2.A1" office:value-type="string">
                              <text:p text:style-name="P12">hudson.model.ParametersAction.keepUndefinedParameters</text:p>
                            </table:table-cell>
                            <table:table-cell table:style-name="Table2.A1" office:value-type="string">
                              <text:p text:style-name="P12">undefined</text:p>
                            </table:table-cell>
                            <table:table-cell table:style-name="Table2.A1" office:value-type="string">
                              <text:p text:style-name="P12">1.651.2 / 2.3</text:p>
                            </table:table-cell>
                            <table:table-cell table:style-name="Table2.A1" office:value-type="string">
                              <text:p text:style-name="P12">If true, not discard parameters for builds that are not defined on the job. <text:span text:style-name="Strong_20_Emphasis">Enabling this can be unsafe</text:span><text:line-break/>Since Jenkins 2.40, if set to false, will not log a warning message that parameters were defined but ignored.</text:p>
                            </table:table-cell>
                          </table:table-row>
                          <table:table-row table:style-name="TableLine1289603932608">
                            <table:table-cell table:style-name="Table2.A1" office:value-type="string">
                              <text:p text:style-name="P12">hudson.model.ParametersAction.safeParameters</text:p>
                            </table:table-cell>
                            <table:table-cell table:style-name="Table2.A1" office:value-type="string">
                              <text:p text:style-name="P12"><text:span text:style-name="Emphasis">(empty)</text:span></text:p>
                            </table:table-cell>
                            <table:table-cell table:style-name="Table2.A1" office:value-type="string">
                              <text:p text:style-name="P12">1.651.2 / 2.3</text:p>
                            </table:table-cell>
                            <table:table-cell table:style-name="Table2.A1" office:value-type="string">
                              <text:p text:style-name="P12">Comma-separated list of additional build parameter names that should not be discarded even when not defined on the job.</text:p>
                            </table:table-cell>
                          </table:table-row>
                          <table:table-row table:style-name="TableLine1289603932608">
                            <table:table-cell table:style-name="Table2.A1" office:value-type="string">
                              <text:p text:style-name="P12">hudson.model.Queue.cacheRefreshPeriod</text:p>
                            </table:table-cell>
                            <table:table-cell table:style-name="Table2.A1" office:value-type="string">
                              <text:p text:style-name="P12">1000</text:p>
                            </table:table-cell>
                            <table:table-cell table:style-name="Table2.A1" office:value-type="string">
                              <text:p text:style-name="P12">1.577 up to 1.647</text:p>
                            </table:table-cell>
                            <table:table-cell table:style-name="Table2.A1" office:value-type="string">
                              <text:p text:style-name="P12">Defines the refresh period for the internal queue cache (in milliseconds). The greater period workarounds web UI delays on large installations, which may be caused by locking of the build queue by build executors. Downside - builds appear in the queue with a noticeable delay.</text:p>
                            </table:table-cell>
                          </table:table-row>
                          <table:table-row table:style-name="TableLine1289603932608">
                            <table:table-cell table:style-name="Table2.A1" office:value-type="string">
                              <text:p text:style-name="Table_20_Contents">hudson.model.Queue.Saver.DELAY_SECONDS </text:p>
                            </table:table-cell>
                            <table:table-cell table:style-name="Table2.A1" office:value-type="string">
                              <text:p text:style-name="Table_20_Contents">60</text:p>
                            </table:table-cell>
                            <table:table-cell table:style-name="Table2.A1" office:value-type="string">
                              <text:p text:style-name="Table_20_Contents">2.109</text:p>
                            </table:table-cell>
                            <table:table-cell table:style-name="Table2.A1" office:value-type="string">
                              <text:p text:style-name="Table_20_Contents">Maximal delay of a save operation when content of Jenkins queue changes. This works as a balancing factor between queue consistency guarantee in case of Jenkins crash (short delay) and decreasing IO activity based on Jenkins load (long delay).</text:p>
                            </table:table-cell>
                          </table:table-row>
                          <table:table-row table:style-name="TableLine1289603932608">
                            <table:table-cell table:style-name="Table2.A1" office:value-type="string">
                              <text:p text:style-name="P12">hudson.model.Run.ArtifactList.listCutoff</text:p>
                            </table:table-cell>
                            <table:table-cell table:style-name="Table2.A1" office:value-type="string">
                              <text:p text:style-name="P12">16</text:p>
                            </table:table-cell>
                            <table:table-cell table:style-name="Table2.A1" office:value-type="string">
                              <text:p text:style-name="P12">1.330</text:p>
                            </table:table-cell>
                            <table:table-cell table:style-name="Table2.A1" office:value-type="string">
                              <text:p text:style-name="P12">More artifacts than this will use tree view or simple link rather than listing out artifacts</text:p>
                            </table:table-cell>
                          </table:table-row>
                          <table:table-row table:style-name="TableLine1289603932608">
                            <table:table-cell table:style-name="Table2.A1" office:value-type="string">
                              <text:p text:style-name="P12">hudson.model.Run.ArtifactList.treeCutoff</text:p>
                            </table:table-cell>
                            <table:table-cell table:style-name="Table2.A1" office:value-type="string">
                              <text:p text:style-name="P12">40</text:p>
                            </table:table-cell>
                            <table:table-cell table:style-name="Table2.A1" office:value-type="string">
                              <text:p text:style-name="P12">1.330</text:p>
                            </table:table-cell>
                            <table:table-cell table:style-name="Table2.A1" office:value-type="string">
                              <text:p text:style-name="P12">More artifacts than this will show a simple link to directory browser rather than showing artifacts in tree view</text:p>
                            </table:table-cell>
                          </table:table-row>
                          <table:table-row table:style-name="TableLine1289603932608">
                            <table:table-cell table:style-name="Table2.A1" office:value-type="string">
                              <text:p text:style-name="P12">hudson.model.Slave.workspaceRoot</text:p>
                            </table:table-cell>
                            <table:table-cell table:style-name="Table2.A1" office:value-type="string">
                              <text:p text:style-name="P12">workspace</text:p>
                            </table:table-cell>
                            <table:table-cell table:style-name="Table2.A1" office:value-type="string">
                              <text:p text:style-name="P12">1.341?</text:p>
                            </table:table-cell>
                            <table:table-cell table:style-name="Table2.A1" office:value-type="string">
                              <text:p text:style-name="P12">name of the folder within the slave root directory to contain workspaces</text:p>
                            </table:table-cell>
                          </table:table-row>
                          <table:table-row table:style-name="TableLine1289603932608">
                            <table:table-cell table:style-name="Table2.A1" office:value-type="string">
                              <text:p text:style-name="P12">hudson.model.UpdateCenter.className</text:p>
                            </table:table-cell>
                            <table:table-cell table:style-name="Table2.A1" office:value-type="string">
                              <text:p text:style-name="P12">n/a</text:p>
                            </table:table-cell>
                            <table:table-cell table:style-name="Table2.A1" office:value-type="string">
                              <text:p text:style-name="P12">2.4</text:p>
                            </table:table-cell>
                            <table:table-cell table:style-name="Table2.A1" office:value-type="string">
                              <text:p text:style-name="P12">Allow overriding the implementation class for update center. Useful for custom war distributions with a different update center implementation. Cannot be used for plugins.</text:p>
                            </table:table-cell>
                          </table:table-row>
                          <table:table-row table:style-name="TableLine1289603932608">
                            <table:table-cell table:style-name="Table2.A1" office:value-type="string">
                              <text:p text:style-name="P12">hudson.model.UpdateCenter.defaultUpdateSiteId</text:p>
                            </table:table-cell>
                            <table:table-cell table:style-name="Table2.A1" office:value-type="string">
                              <text:p text:style-name="P12">default</text:p>
                            </table:table-cell>
                            <table:table-cell table:style-name="Table2.A1" office:value-type="string">
                              <text:p text:style-name="P12">2.4</text:p>
                            </table:table-cell>
                            <table:table-cell table:style-name="Table2.A1" office:value-type="string">
                              <text:p text:style-name="P12">Configure a different ID for the default update site. Useful for custom war distributions or externally provided UC data files</text:p>
                            </table:table-cell>
                          </table:table-row>
                          <table:table-row table:style-name="TableLine1289603932608">
                            <table:table-cell table:style-name="Table2.A1" office:value-type="string">
                              <text:p text:style-name="P12">hudson.model.UpdateCenter.never</text:p>
                            </table:table-cell>
                            <table:table-cell table:style-name="Table2.A1" office:value-type="string">
                              <text:p text:style-name="P12">false</text:p>
                            </table:table-cell>
                            <table:table-cell table:style-name="Table2.A1" office:value-type="string">
                              <text:p text:style-name="P12"/>
                            </table:table-cell>
                            <table:table-cell table:style-name="Table2.A1" office:value-type="string">
                              <text:p text:style-name="P12">When true, don't automatically check for new versions</text:p>
                            </table:table-cell>
                          </table:table-row>
                          <table:table-row table:style-name="TableLine1289603932608">
                            <table:table-cell table:style-name="Table2.A1" office:value-type="string">
                              <text:p text:style-name="Table_20_Contents">hudson.model.UpdateCenter.skipPermissionCheck</text:p>
                            </table:table-cell>
                            <table:table-cell table:style-name="Table2.A1" office:value-type="string">
                              <text:p text:style-name="Table_20_Contents">false</text:p>
                            </table:table-cell>
                            <table:table-cell table:style-name="Table2.A1" office:value-type="string">
                              <text:p text:style-name="Table_20_Contents">2.121.3 / 2.138</text:p>
                            </table:table-cell>
                            <table:table-cell table:style-name="Table2.A1" office:value-type="string">
                              <text:p text:style-name="P12">Disable security hardening related to Stapler routing for UpdateCenter</text:p>
                              <text:p text:style-name="P12">Possibly unsafe, <text:a xlink:type="simple" xlink:href="https://jenkins.io/security/advisory/2018-12-05/#SECURITY-595" text:style-name="Internet_20_link" text:visited-style-name="Visited_20_Internet_20_Link">see 2018-12-05 security advisory</text:a>.</text:p>
                            </table:table-cell>
                          </table:table-row>
                          <table:table-row table:style-name="TableLine1289603932608">
                            <table:table-cell table:style-name="Table2.A1" office:value-type="string">
                              <text:p text:style-name="P12">hudson.model.UsageStatistics.disabled</text:p>
                            </table:table-cell>
                            <table:table-cell table:style-name="Table2.A1" office:value-type="string">
                              <text:p text:style-name="P12">false</text:p>
                            </table:table-cell>
                            <table:table-cell table:style-name="Table2.A1" office:value-type="string">
                              <text:p text:style-name="P12">1.312 or so?</text:p>
                            </table:table-cell>
                            <table:table-cell table:style-name="Table2.A1" office:value-type="string">
                              <text:p text:style-name="P12">Set to true to opt out of usage statistics collection, independent of UI option.</text:p>
                            </table:table-cell>
                          </table:table-row>
                          <table:table-row table:style-name="TableLine1289603932608">
                            <table:table-cell table:style-name="Table2.A1" office:value-type="string">
                              <text:p text:style-name="P12">hudson.model.User.allowNonExistentUserToLogin</text:p>
                            </table:table-cell>
                            <table:table-cell table:style-name="Table2.A1" office:value-type="string">
                              <text:p text:style-name="P12">false</text:p>
                            </table:table-cell>
                            <table:table-cell table:style-name="Table2.A1" office:value-type="string">
                              <text:p text:style-name="P12">1.602</text:p>
                            </table:table-cell>
                            <table:table-cell table:style-name="Table2.A1" office:value-type="string">
                              <text:p text:style-name="P12">When true, does not check auth realm for existence of user if there's a record in Jenkins. Unsafe, but may be used on some instances for service accounts</text:p>
                            </table:table-cell>
                          </table:table-row>
                          <table:table-row table:style-name="TableLine1289603932608">
                            <table:table-cell table:style-name="Table2.A1" office:value-type="string">
                              <text:p text:style-name="P12">hudson.model.User.allowUserCreationViaUrl</text:p>
                            </table:table-cell>
                            <table:table-cell table:style-name="Table2.A1" office:value-type="string">
                              <text:p text:style-name="P12">false</text:p>
                            </table:table-cell>
                            <table:table-cell table:style-name="Table2.A1" office:value-type="string">
                              <text:p text:style-name="P12">2.44 / 2.32.2</text:p>
                            </table:table-cell>
                            <table:table-cell table:style-name="Table2.A1" office:value-type="string">
                              <text:p text:style-name="P12">Whether admins accessing <text:span text:style-name="Source_20_Text">/user/example</text:span> creates a user record (see SECURITY-406 on <text:a xlink:type="simple" xlink:href="https://wiki.jenkins.io/display/SECURITY/Jenkins+Security+Advisory+2017-02-01" text:style-name="Internet_20_link" text:visited-style-name="Visited_20_Internet_20_Link">Jenkins Security Advisory 2017-02-01</text:a>)</text:p>
                            </table:table-cell>
                          </table:table-row>
                          <table:table-row table:style-name="TableLine1289603932608">
                            <table:table-cell table:style-name="Table2.A1" office:value-type="string">
                              <text:p text:style-name="P12">hudson.model.User.SECURITY_243_FULL_DEFENSE</text:p>
                            </table:table-cell>
                            <table:table-cell table:style-name="Table2.A1" office:value-type="string">
                              <text:p text:style-name="P12">true</text:p>
                            </table:table-cell>
                            <table:table-cell table:style-name="Table2.A1" office:value-type="string">
                              <text:p text:style-name="P12">1.651.2 / 2.3</text:p>
                            </table:table-cell>
                            <table:table-cell table:style-name="Table2.A1" office:value-type="string">
                              <text:p text:style-name="P12">When false, skips part of the fix that tries to determine whether a given user ID exists, and if so, doesn't consider users with the same full name during resolution.</text:p>
                            </table:table-cell>
                          </table:table-row>
                          <table:table-row table:style-name="TableLine1289603932608">
                            <table:table-cell table:style-name="Table2.A1" office:value-type="string">
                              <text:p text:style-name="Table_20_Contents">hudson.model.User.skipPermissionCheck</text:p>
                            </table:table-cell>
                            <table:table-cell table:style-name="Table2.A1" office:value-type="string">
                              <text:p text:style-name="Table_20_Contents">false</text:p>
                            </table:table-cell>
                            <table:table-cell table:style-name="Table2.A1" office:value-type="string">
                              <text:p text:style-name="Table_20_Contents">2.121.3 / 2.138</text:p>
                            </table:table-cell>
                            <table:table-cell table:style-name="Table2.A1" office:value-type="string">
                              <text:p text:style-name="P12">Disable security hardening related to Stapler routing for User</text:p>
                              <text:p text:style-name="P12">Possibly unsafe, <text:a xlink:type="simple" xlink:href="https://jenkins.io/security/advisory/2018-12-05/#SECURITY-595" text:style-name="Internet_20_link" text:visited-style-name="Visited_20_Internet_20_Link">see 2018-12-05 security advisory</text:a>.</text:p>
                            </table:table-cell>
                          </table:table-row>
                          <table:table-row table:style-name="TableLine1289603932608">
                            <table:table-cell table:style-name="Table2.A1" office:value-type="string">
                              <text:p text:style-name="P12">hudson.model.WorkspaceCleanupThread.disabled</text:p>
                            </table:table-cell>
                            <table:table-cell table:style-name="Table2.A1" office:value-type="string">
                              <text:p text:style-name="P12">false</text:p>
                            </table:table-cell>
                            <table:table-cell table:style-name="Table2.A1" office:value-type="string">
                              <text:p text:style-name="P12"/>
                            </table:table-cell>
                            <table:table-cell table:style-name="Table2.A1" office:value-type="string">
                              <text:p text:style-name="P12">Don't clean up old workspaces on slave nodes</text:p>
                            </table:table-cell>
                          </table:table-row>
                          <table:table-row table:style-name="TableLine1289603932608">
                            <table:table-cell table:style-name="Table2.A1" office:value-type="string">
                              <text:p text:style-name="P12">hudson.model.WorkspaceCleanupThread.recurrencePeriodHours</text:p>
                            </table:table-cell>
                            <table:table-cell table:style-name="Table2.A1" office:value-type="string">
                              <text:p text:style-name="P12">24</text:p>
                            </table:table-cell>
                            <table:table-cell table:style-name="Table2.A1" office:value-type="string">
                              <text:p text:style-name="P12">1.608</text:p>
                            </table:table-cell>
                            <table:table-cell table:style-name="Table2.A1" office:value-type="string">
                              <text:p text:style-name="P12">How often workspace cleanup should run, in hours.</text:p>
                            </table:table-cell>
                          </table:table-row>
                          <table:table-row table:style-name="TableLine1289603932608">
                            <table:table-cell table:style-name="Table2.A1" office:value-type="string">
                              <text:p text:style-name="P12">hudson.model.WorkspaceCleanupThread.retainForDays</text:p>
                            </table:table-cell>
                            <table:table-cell table:style-name="Table2.A1" office:value-type="string">
                              <text:p text:style-name="P12">30</text:p>
                            </table:table-cell>
                            <table:table-cell table:style-name="Table2.A1" office:value-type="string">
                              <text:p text:style-name="P12">1.608</text:p>
                            </table:table-cell>
                            <table:table-cell table:style-name="Table2.A1" office:value-type="string">
                              <text:p text:style-name="P12">Unused workspaces are retained for this many days before qualifying for deletion.</text:p>
                            </table:table-cell>
                          </table:table-row>
                          <table:table-row table:style-name="TableLine1289603932608">
                            <table:table-cell table:style-name="Table2.A1" office:value-type="string">
                              <text:p text:style-name="P12">hudson.os.solaris.ZFSInstaller.disabled</text:p>
                            </table:table-cell>
                            <table:table-cell table:style-name="Table2.A1" office:value-type="string">
                              <text:p text:style-name="P12">false</text:p>
                            </table:table-cell>
                            <table:table-cell table:style-name="Table2.A1" office:value-type="string">
                              <text:p text:style-name="P12"/>
                            </table:table-cell>
                            <table:table-cell table:style-name="Table2.A1" office:value-type="string">
                              <text:p text:style-name="P12">True to disable ZFS monitor on Solaris</text:p>
                            </table:table-cell>
                          </table:table-row>
                          <table:table-row table:style-name="TableLine1289603932608">
                            <table:table-cell table:style-name="Table2.A1" office:value-type="string">
                              <text:p text:style-name="P13">hudson.PluginManager.checkUpdateSleepTimeMillis</text:p>
                            </table:table-cell>
                            <table:table-cell table:style-name="Table2.A1" office:value-type="string">
                              <text:p text:style-name="P13">1000</text:p>
                            </table:table-cell>
                            <table:table-cell table:style-name="Table2.A1" office:value-type="string">
                              <text:p text:style-name="Table_20_Contents">2.152</text:p>
                            </table:table-cell>
                            <table:table-cell table:style-name="Table2.A1" office:value-type="string">
                              <text:p text:style-name="Table_20_Contents">Time (milliseconds) elapsed between retries to check the updates sites.</text:p>
                            </table:table-cell>
                          </table:table-row>
                          <table:table-row table:style-name="TableLine1289603932608">
                            <table:table-cell table:style-name="Table2.A1" office:value-type="string">
                              <text:p text:style-name="P12">hudson.PluginManager.CHECK_UPDATE_ATTEMPTS</text:p>
                            </table:table-cell>
                            <table:table-cell table:style-name="Table2.A1" office:value-type="string">
                              <text:p text:style-name="Table_20_Contents">1</text:p>
                            </table:table-cell>
                            <table:table-cell table:style-name="Table2.A1" office:value-type="string">
                              <text:p text:style-name="Table_20_Contents">2.152</text:p>
                            </table:table-cell>
                            <table:table-cell table:style-name="Table2.A1" office:value-type="string">
                              <text:p text:style-name="P13">Number of attempts to check the updates sites.</text:p>
                            </table:table-cell>
                          </table:table-row>
                          <table:table-row table:style-name="TableLine1289603932608">
                            <table:table-cell table:style-name="Table2.A1" office:value-type="string">
                              <text:p text:style-name="P13">hudson.PluginManager.skipPermissionCheck</text:p>
                            </table:table-cell>
                            <table:table-cell table:style-name="Table2.A1" office:value-type="string">
                              <text:p text:style-name="Table_20_Contents">false</text:p>
                            </table:table-cell>
                            <table:table-cell table:style-name="Table2.A1" office:value-type="string">
                              <text:p text:style-name="Table_20_Contents">2.121.3 / 2.138</text:p>
                            </table:table-cell>
                            <table:table-cell table:style-name="Table2.A1" office:value-type="string">
                              <text:p text:style-name="P12">Disable security hardening related to Stapler routing for PluginManager</text:p>
                              <text:p text:style-name="P12">Possibly unsafe, <text:a xlink:type="simple" xlink:href="https://jenkins.io/security/advisory/2018-12-05/#SECURITY-595" text:style-name="Internet_20_link" text:visited-style-name="Visited_20_Internet_20_Link">see 2018-12-05 security advisory</text:a>.</text:p>
                            </table:table-cell>
                          </table:table-row>
                          <table:table-row table:style-name="TableLine1289603932608">
                            <table:table-cell table:style-name="Table2.A1" office:value-type="string">
                              <text:p text:style-name="P12">hudson.PluginManager.workDir</text:p>
                            </table:table-cell>
                            <table:table-cell table:style-name="Table2.A1" office:value-type="string">
                              <text:p text:style-name="Table_20_Contents">(<text:span text:style-name="Emphasis">empty</text:span>)</text:p>
                            </table:table-cell>
                            <table:table-cell table:style-name="Table2.A1" office:value-type="string">
                              <text:p text:style-name="Table_20_Contents">1.649</text:p>
                            </table:table-cell>
                            <table:table-cell table:style-name="Table2.A1" office:value-type="string">
                              <text:p text:style-name="Table_20_Contents">Localtion of the base directory for all exploded .hpi/.jpi plugins. By default the plugins will be extracted under <text:span text:style-name="Emphasis">$JENKINS_HOME/plugins/.</text:span></text:p>
                            </table:table-cell>
                          </table:table-row>
                          <table:table-row table:style-name="TableLine1289603932608">
                            <table:table-cell table:style-name="Table2.A1" office:value-type="string">
                              <text:p text:style-name="P12">hudson.PluginStrategy</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Allow plugins to be loaded into a different environment, such as an existing DI container like Plexus; specify full class name here to override default ClassicPluginStrategy</text:p>
                            </table:table-cell>
                          </table:table-row>
                          <table:table-row table:style-name="TableLine1289603932608">
                            <table:table-cell table:style-name="Table2.A1" office:value-type="string">
                              <text:p text:style-name="P12">hudson.PluginWrapper.dependenciesVersionCheck.enabled</text:p>
                            </table:table-cell>
                            <table:table-cell table:style-name="Table2.A1" office:value-type="string">
                              <text:p text:style-name="P12">true</text:p>
                            </table:table-cell>
                            <table:table-cell table:style-name="Table2.A1" office:value-type="string">
                              <text:p text:style-name="P12">2.0</text:p>
                            </table:table-cell>
                            <table:table-cell table:style-name="Table2.A1" office:value-type="string">
                              <text:p text:style-name="P12">Set to <text:span text:style-name="Source_20_Text">false</text:span> to skip the version check for plugin dependencies.</text:p>
                            </table:table-cell>
                          </table:table-row>
                          <table:table-row table:style-name="TableLine1289603932608">
                            <table:table-cell table:style-name="Table2.A1" office:value-type="string">
                              <text:p text:style-name="P12">hudson.ProxyConfiguration.DEFAULT_CONNECT_TIMEOUT_MILLIS</text:p>
                            </table:table-cell>
                            <table:table-cell table:style-name="Table2.A1" office:value-type="string">
                              <text:p text:style-name="P12">20000</text:p>
                            </table:table-cell>
                            <table:table-cell table:style-name="Table2.A1" office:value-type="string">
                              <text:p text:style-name="P12">2.0</text:p>
                            </table:table-cell>
                            <table:table-cell table:style-name="Table2.A1" office:value-type="string">
                              <text:p text:style-name="P12">Connection timeout applied to connections e.g. to the update site.</text:p>
                            </table:table-cell>
                          </table:table-row>
                          <table:table-row table:style-name="TableLine1289603932608">
                            <table:table-cell table:style-name="Table2.A1" office:value-type="string">
                              <text:p text:style-name="P12">hudson.scheduledRetention</text:p>
                            </table:table-cell>
                            <table:table-cell table:style-name="Table2.A1" office:value-type="string">
                              <text:p text:style-name="P12">false</text:p>
                            </table:table-cell>
                            <table:table-cell table:style-name="Table2.A1" office:value-type="string">
                              <text:p text:style-name="P12">Up to 1.354</text:p>
                            </table:table-cell>
                            <table:table-cell table:style-name="Table2.A1" office:value-type="string">
                              <text:p text:style-name="P12">Control a slave based on a schedule</text:p>
                            </table:table-cell>
                          </table:table-row>
                          <table:table-row table:style-name="TableLine1289603932608">
                            <table:table-cell table:style-name="Table2.A1" office:value-type="string">
                              <text:p text:style-name="P12">hudson.scm.CVSSCM.skipChangeLog</text:p>
                            </table:table-cell>
                            <table:table-cell table:style-name="Table2.A1" office:value-type="string">
                              <text:p text:style-name="P12">false</text:p>
                            </table:table-cell>
                            <table:table-cell table:style-name="Table2.A1" office:value-type="string">
                              <text:p text:style-name="P12"/>
                            </table:table-cell>
                            <table:table-cell table:style-name="Table2.A1" office:value-type="string">
                              <text:p text:style-name="P12">Useful with ancient versions of CVS that don't support the -d option in the log command</text:p>
                            </table:table-cell>
                          </table:table-row>
                          <table:table-row table:style-name="TableLine1289603932608">
                            <table:table-cell table:style-name="Table2.A1" office:value-type="string">
                              <text:p text:style-name="Table_20_Contents">hudson.search.Search.skipPermissionCheck</text:p>
                            </table:table-cell>
                            <table:table-cell table:style-name="Table2.A1" office:value-type="string">
                              <text:p text:style-name="Table_20_Contents">false</text:p>
                            </table:table-cell>
                            <table:table-cell table:style-name="Table2.A1" office:value-type="string">
                              <text:p text:style-name="Table_20_Contents">2.121.3 / 2.138</text:p>
                            </table:table-cell>
                            <table:table-cell table:style-name="Table2.A1" office:value-type="string">
                              <text:p text:style-name="P12">Disable security hardening related to Stapler routing for Search</text:p>
                              <text:p text:style-name="P12">Possibly unsafe, <text:a xlink:type="simple" xlink:href="https://jenkins.io/security/advisory/2018-12-05/#SECURITY-595" text:style-name="Internet_20_link" text:visited-style-name="Visited_20_Internet_20_Link">see 2018-12-05 security advisory</text:a>.</text:p>
                            </table:table-cell>
                          </table:table-row>
                          <table:table-row table:style-name="TableLine1289603932608">
                            <table:table-cell table:style-name="Table2.A1" office:value-type="string">
                              <text:p text:style-name="P12">hudson.security.AccessDeniedException2.REPORT_GROUP_HEADERS</text:p>
                            </table:table-cell>
                            <table:table-cell table:style-name="Table2.A1" office:value-type="string">
                              <text:p text:style-name="P12">false</text:p>
                            </table:table-cell>
                            <table:table-cell table:style-name="Table2.A1" office:value-type="string">
                              <text:p text:style-name="P12">2.46 / 2.32.3</text:p>
                            </table:table-cell>
                            <table:table-cell table:style-name="Table2.A1" office:value-type="string">
                              <text:p text:style-name="P12">If set to true, restore pre-2.46 behavior of sending HTTP headers on "access denied" pages listing group memberships.</text:p>
                            </table:table-cell>
                          </table:table-row>
                          <table:table-row table:style-name="TableLine1289603932608">
                            <table:table-cell table:style-name="Table2.A1" office:value-type="string">
                              <text:p text:style-name="P12">hudson.security.ArtifactsPermission</text:p>
                            </table:table-cell>
                            <table:table-cell table:style-name="Table2.A1" office:value-type="string">
                              <text:p text:style-name="P12">false</text:p>
                            </table:table-cell>
                            <table:table-cell table:style-name="Table2.A1" office:value-type="string">
                              <text:p text:style-name="P12">1.374</text:p>
                            </table:table-cell>
                            <table:table-cell table:style-name="Table2.A1" office:value-type="string">
                              <text:p text:style-name="P12">The Artifacts permission allows to control access to artifacts; When this property is unset or set to false, access to artifacts is not controlled</text:p>
                            </table:table-cell>
                          </table:table-row>
                          <table:table-row table:style-name="TableLine1289603932608">
                            <table:table-cell table:style-name="Table2.A1" office:value-type="string">
                              <text:p text:style-name="P12">hudson.security.csrf.requestfield</text:p>
                            </table:table-cell>
                            <table:table-cell table:style-name="Table2.A1" office:value-type="string">
                              <text:p text:style-name="P12">.crumb (Jenkins 1.x), Jenkins-Crumb (Jenkins 2.0+</text:p>
                            </table:table-cell>
                            <table:table-cell table:style-name="Table2.A1" office:value-type="string">
                              <text:p text:style-name="P12">1.310</text:p>
                            </table:table-cell>
                            <table:table-cell table:style-name="Table2.A1" office:value-type="string">
                              <text:p text:style-name="P12">Parameter name that contains a crumb value on POST requests</text:p>
                            </table:table-cell>
                          </table:table-row>
                          <table:table-row table:style-name="TableLine1289603932608">
                            <table:table-cell table:style-name="Table2.A1" office:value-type="string">
                              <text:p text:style-name="P12">hudson.security.ExtendedReadPermission</text:p>
                            </table:table-cell>
                            <table:table-cell table:style-name="Table2.A1" office:value-type="string">
                              <text:p text:style-name="P12">false</text:p>
                            </table:table-cell>
                            <table:table-cell table:style-name="Table2.A1" office:value-type="string">
                              <text:p text:style-name="P12">1.324</text:p>
                            </table:table-cell>
                            <table:table-cell table:style-name="Table2.A1" office:value-type="string">
                              <text:p text:style-name="P12">The ExtendedReadPermission allows read-only access to "Configure" pages; can also enable with extended-read-permission plugin</text:p>
                            </table:table-cell>
                          </table:table-row>
                          <table:table-row table:style-name="TableLine1289603932608">
                            <table:table-cell table:style-name="Table2.A1" office:value-type="string">
                              <text:p text:style-name="Table_20_Contents">hudson.security.HudsonPrivateSecurityRealm.ID_REGEX</text:p>
                            </table:table-cell>
                            <table:table-cell table:style-name="Table2.A1" office:value-type="string">
                              <text:p text:style-name="Table_20_Contents"><text:span text:style-name="Source_20_Text">[a-zA-Z0-9_-]+</text:span></text:p>
                            </table:table-cell>
                            <table:table-cell table:style-name="Table2.A1" office:value-type="string">
                              <text:p text:style-name="Table_20_Contents">2.121 and 2.107.3</text:p>
                            </table:table-cell>
                            <table:table-cell table:style-name="Table2.A1" office:value-type="string">
                              <text:p text:style-name="P12">Regex for legal user names in Jenkins user database. See <text:a xlink:type="simple" xlink:href="https://jenkins.io/security/advisory/2018-05-09/#SECURITY-786" text:style-name="Internet_20_link" text:visited-style-name="Visited_20_Internet_20_Link">https://jenkins.io/security/advisory/2018-05-09/#SECURITY-786</text:a></text:p>
                            </table:table-cell>
                          </table:table-row>
                          <table:table-row table:style-name="TableLine1289603932608">
                            <table:table-cell table:style-name="Table2.A1" office:value-type="string">
                              <text:p text:style-name="P12">hudson.security.LDAPSecurityRealm.groupSearch</text:p>
                            </table:table-cell>
                            <table:table-cell table:style-name="Table2.A1" office:value-type="string">
                              <text:p text:style-name="P12"><text:a xlink:type="simple" xlink:href="https://wiki.jenkins-ci.org/display/JENKINS/Features-controlled-by-system-properties.html#Featurescontrolledbysystemproperties-here" text:style-name="Internet_20_link" text:visited-style-name="Visited_20_Internet_20_Link">Mouseover</text:a></text:p>
                            </table:table-cell>
                            <table:table-cell table:style-name="Table2.A1" office:value-type="string">
                              <text:p text:style-name="P12"/>
                            </table:table-cell>
                            <table:table-cell table:style-name="Table2.A1" office:value-type="string">
                              <text:p text:style-name="P12">LDAP filter to look for groups by their names</text:p>
                            </table:table-cell>
                          </table:table-row>
                          <table:table-row table:style-name="TableLine1289603932608">
                            <table:table-cell table:style-name="Table2.A1" office:value-type="string">
                              <text:p text:style-name="P12">hudson.security.WipeOutPermission</text:p>
                            </table:table-cell>
                            <table:table-cell table:style-name="Table2.A1" office:value-type="string">
                              <text:p text:style-name="P12">false</text:p>
                            </table:table-cell>
                            <table:table-cell table:style-name="Table2.A1" office:value-type="string">
                              <text:p text:style-name="P12">1.416</text:p>
                            </table:table-cell>
                            <table:table-cell table:style-name="Table2.A1" office:value-type="string">
                              <text:p text:style-name="P12">The WipeOut permission allows to control access to the "Wipe Out Workspace" action, which is normally available as soon as the Build permission is granted</text:p>
                            </table:table-cell>
                          </table:table-row>
                          <table:table-row table:style-name="TableLine1289603932608">
                            <table:table-cell table:style-name="Table2.A1" office:value-type="string">
                              <text:p text:style-name="P12">hudson.slaves.ChannelPinger.pingInterval</text:p>
                            </table:table-cell>
                            <table:table-cell table:style-name="Table2.A1" office:value-type="string">
                              <text:p text:style-name="P12">5</text:p>
                            </table:table-cell>
                            <table:table-cell table:style-name="Table2.A1" office:value-type="string">
                              <text:p text:style-name="P12">1.405</text:p>
                            </table:table-cell>
                            <table:table-cell table:style-name="Table2.A1" office:value-type="string">
                              <text:p text:style-name="P12"><text:span text:style-name="Strong_20_Emphasis">(Deprecated since 2.37)</text:span> Frequency (in minutes) of <text:a xlink:type="simple" xlink:href="https://wiki.jenkins-ci.org/display/JENKINS/Ping-Thread.html" text:style-name="Internet_20_link" text:visited-style-name="Visited_20_Internet_20_Link">pings between the master and slaves</text:a></text:p>
                            </table:table-cell>
                          </table:table-row>
                          <table:table-row table:style-name="TableLine1289603932608">
                            <table:table-cell table:style-name="Table2.A1" office:value-type="string">
                              <text:p text:style-name="P12">hudson.slaves.ChannelPinger.pingIntervalSeconds</text:p>
                            </table:table-cell>
                            <table:table-cell table:style-name="Table2.A1" office:value-type="string">
                              <text:p text:style-name="P12">300</text:p>
                            </table:table-cell>
                            <table:table-cell table:style-name="Table2.A1" office:value-type="string">
                              <text:p text:style-name="P12">2.37</text:p>
                            </table:table-cell>
                            <table:table-cell table:style-name="Table2.A1" office:value-type="string">
                              <text:p text:style-name="P12">Frequency of <text:a xlink:type="simple" xlink:href="https://wiki.jenkins-ci.org/display/JENKINS/Ping-Thread.html" text:style-name="Internet_20_link" text:visited-style-name="Visited_20_Internet_20_Link">pings between the master and slaves</text:a>, in seconds</text:p>
                            </table:table-cell>
                          </table:table-row>
                          <table:table-row table:style-name="TableLine1289603932608">
                            <table:table-cell table:style-name="Table2.A1" office:value-type="string">
                              <text:p text:style-name="P12">hudson.slaves.ChannelPinger.pingTimeoutSeconds</text:p>
                            </table:table-cell>
                            <table:table-cell table:style-name="Table2.A1" office:value-type="string">
                              <text:p text:style-name="P12">240</text:p>
                            </table:table-cell>
                            <table:table-cell table:style-name="Table2.A1" office:value-type="string">
                              <text:p text:style-name="P12">2.37</text:p>
                            </table:table-cell>
                            <table:table-cell table:style-name="Table2.A1" office:value-type="string">
                              <text:p text:style-name="P12">Timeout for each <text:a xlink:type="simple" xlink:href="https://wiki.jenkins-ci.org/display/JENKINS/Ping-Thread.html" text:style-name="Internet_20_link" text:visited-style-name="Visited_20_Internet_20_Link">ping between the master and slaves</text:a>, in seconds</text:p>
                            </table:table-cell>
                          </table:table-row>
                          <table:table-row table:style-name="TableLine1289603932608">
                            <table:table-cell table:style-name="Table2.A1" office:value-type="string">
                              <text:p text:style-name="P12">hudson.slaves.WorkspaceList</text:p>
                            </table:table-cell>
                            <table:table-cell table:style-name="Table2.A1" office:value-type="string">
                              <text:p text:style-name="P12">@</text:p>
                            </table:table-cell>
                            <table:table-cell table:style-name="Table2.A1" office:value-type="string">
                              <text:p text:style-name="P12">1.424</text:p>
                            </table:table-cell>
                            <table:table-cell table:style-name="Table2.A1" office:value-type="string">
                              <text:p text:style-name="P12">When concurrent builds is enabled, a unique workspace directory name is required for each concurrent build. To create this name, this token is placed between project name and a unique ID, e.g. "my-project@123".</text:p>
                            </table:table-cell>
                          </table:table-row>
                          <table:table-row table:style-name="TableLine1289603932608">
                            <table:table-cell table:style-name="Table2.A1" office:value-type="string">
                              <text:p text:style-name="P12">hudson.tasks.ArtifactArchiver.warnOnEmpty</text:p>
                            </table:table-cell>
                            <table:table-cell table:style-name="Table2.A1" office:value-type="string">
                              <text:p text:style-name="P12">false</text:p>
                            </table:table-cell>
                            <table:table-cell table:style-name="Table2.A1" office:value-type="string">
                              <text:p text:style-name="P12"/>
                            </table:table-cell>
                            <table:table-cell table:style-name="Table2.A1" office:value-type="string">
                              <text:p text:style-name="P12">When true, builds don't fail when there is nothing to archive</text:p>
                            </table:table-cell>
                          </table:table-row>
                          <table:table-row table:style-name="TableLine1289603932608">
                            <table:table-cell table:style-name="Table2.A1" office:value-type="string">
                              <text:p text:style-name="P12">hudson.tasks.Fingerprinter.enableFingerprintsInDependencyGraph</text:p>
                            </table:table-cell>
                            <table:table-cell table:style-name="Table2.A1" office:value-type="string">
                              <text:p text:style-name="P12">false</text:p>
                            </table:table-cell>
                            <table:table-cell table:style-name="Table2.A1" office:value-type="string">
                              <text:p text:style-name="P12">1.430</text:p>
                            </table:table-cell>
                            <table:table-cell table:style-name="Table2.A1" office:value-type="string">
                              <text:p text:style-name="P12">When true, jobs associated through fingerprints are added to the dependency graph, even when there is no configured upstream/downstream relationship between them.</text:p>
                            </table:table-cell>
                          </table:table-row>
                          <table:table-row table:style-name="TableLine1289603932608">
                            <table:table-cell table:style-name="Table2.A1" office:value-type="string">
                              <text:p text:style-name="P12">hudson.tasks.MailSender.maxLogLines</text:p>
                            </table:table-cell>
                            <table:table-cell table:style-name="Table2.A1" office:value-type="string">
                              <text:p text:style-name="P12">250</text:p>
                            </table:table-cell>
                            <table:table-cell table:style-name="Table2.A1" office:value-type="string">
                              <text:p text:style-name="P12"/>
                            </table:table-cell>
                            <table:table-cell table:style-name="Table2.A1" office:value-type="string">
                              <text:p text:style-name="P12">Number of lines of console output to include in emails</text:p>
                            </table:table-cell>
                          </table:table-row>
                          <table:table-row table:style-name="TableLine1289603932608">
                            <table:table-cell table:style-name="Table2.A1" office:value-type="string">
                              <text:p text:style-name="Table_20_Contents">hudson.triggers.SafeTimerTask.logsTargetDir</text:p>
                            </table:table-cell>
                            <table:table-cell table:style-name="Table2.A1" office:value-type="string">
                              <text:p text:style-name="Table_20_Contents">$JENKINS_HOME/logs</text:p>
                            </table:table-cell>
                            <table:table-cell table:style-name="Table2.A1" office:value-type="string">
                              <text:p text:style-name="Table_20_Contents">2.114</text:p>
                            </table:table-cell>
                            <table:table-cell table:style-name="Table2.A1" office:value-type="string">
                              <text:p text:style-name="Table_20_Contents">Allows to move the logs usually found under <text:span text:style-name="Source_20_Text">$JENKINS_HOME/logs</text:span> to another location. Beware that no migration is handled if you change it on an existing instance.</text:p>
                            </table:table-cell>
                          </table:table-row>
                          <table:table-row table:style-name="TableLine1289603932608">
                            <table:table-cell table:style-name="Table2.A1" office:value-type="string">
                              <text:p text:style-name="P12">hudson.TcpSlaveAgentListener.hostName</text:p>
                            </table:table-cell>
                            <table:table-cell table:style-name="Table2.A1" office:value-type="string">
                              <text:p text:style-name="P12">n/a</text:p>
                            </table:table-cell>
                            <table:table-cell table:style-name="Table2.A1" office:value-type="string">
                              <text:p text:style-name="P12"/>
                            </table:table-cell>
                            <table:table-cell table:style-name="Table2.A1" office:value-type="string">
                              <text:p text:style-name="P12">Host name that Jenkins advertises to its clients. Especially useful when running Jenkins behind a reverse proxy.</text:p>
                            </table:table-cell>
                          </table:table-row>
                          <table:table-row table:style-name="TableLine1289603932608">
                            <table:table-cell table:style-name="Table2.A1" office:value-type="string">
                              <text:p text:style-name="P12">hudson.TcpSlaveAgentListener.port</text:p>
                            </table:table-cell>
                            <table:table-cell table:style-name="Table2.A1" office:value-type="string">
                              <text:p text:style-name="P12">n/a</text:p>
                            </table:table-cell>
                            <table:table-cell table:style-name="Table2.A1" office:value-type="string">
                              <text:p text:style-name="P12"/>
                            </table:table-cell>
                            <table:table-cell table:style-name="Table2.A1" office:value-type="string">
                              <text:p text:style-name="P12">Port that Jenkins advertises to its clients. Especially useful when running Jenkins behind a reverse proxy.</text:p>
                            </table:table-cell>
                          </table:table-row>
                          <table:table-row table:style-name="TableLine1289603932608">
                            <table:table-cell table:style-name="Table2.A1" office:value-type="string">
                              <text:p text:style-name="P12">hudson.TreeView</text:p>
                            </table:table-cell>
                            <table:table-cell table:style-name="Table2.A1" office:value-type="string">
                              <text:p text:style-name="P12">false</text:p>
                            </table:table-cell>
                            <table:table-cell table:style-name="Table2.A1" office:value-type="string">
                              <text:p text:style-name="P12"/>
                            </table:table-cell>
                            <table:table-cell table:style-name="Table2.A1" office:value-type="string">
                              <text:p text:style-name="P12">Experimental nested views feature</text:p>
                            </table:table-cell>
                          </table:table-row>
                          <table:table-row table:style-name="TableLine1289603932608">
                            <table:table-cell table:style-name="Table2.A1" office:value-type="string">
                              <text:p text:style-name="P12">hudson.triggers.SCMTrigger.starvationThreshold</text:p>
                            </table:table-cell>
                            <table:table-cell table:style-name="Table2.A1" office:value-type="string">
                              <text:p text:style-name="P12">1 hour</text:p>
                            </table:table-cell>
                            <table:table-cell table:style-name="Table2.A1" office:value-type="string">
                              <text:p text:style-name="P12"/>
                            </table:table-cell>
                            <table:table-cell table:style-name="Table2.A1" office:value-type="string">
                              <text:p text:style-name="P12">Milliseconds waiting for polling executor before trigger reports it is clogged</text:p>
                            </table:table-cell>
                          </table:table-row>
                          <table:table-row table:style-name="TableLine1289603932608">
                            <table:table-cell table:style-name="Table2.A1" office:value-type="string">
                              <text:p text:style-name="P12">hudson.udp</text:p>
                            </table:table-cell>
                            <table:table-cell table:style-name="Table2.A1" office:value-type="string">
                              <text:p text:style-name="P12">33848</text:p>
                            </table:table-cell>
                            <table:table-cell table:style-name="Table2.A1" office:value-type="string">
                              <text:p text:style-name="P12"/>
                            </table:table-cell>
                            <table:table-cell table:style-name="Table2.A1" office:value-type="string">
                              <text:p text:style-name="P12">Port for UDP multicast broadcast (set to -1 to disable)</text:p>
                            </table:table-cell>
                          </table:table-row>
                          <table:table-row table:style-name="TableLine1289603932608">
                            <table:table-cell table:style-name="Table2.A1" office:value-type="string">
                              <text:p text:style-name="P12">hudson.upstreamCulprits</text:p>
                            </table:table-cell>
                            <table:table-cell table:style-name="Table2.A1" office:value-type="string">
                              <text:p text:style-name="P12">false</text:p>
                            </table:table-cell>
                            <table:table-cell table:style-name="Table2.A1" office:value-type="string">
                              <text:p text:style-name="P12">1.327</text:p>
                            </table:table-cell>
                            <table:table-cell table:style-name="Table2.A1" office:value-type="string">
                              <text:p text:style-name="P12">Pass blame information to downstream jobs</text:p>
                            </table:table-cell>
                          </table:table-row>
                          <table:table-row table:style-name="TableLine1289603932608">
                            <table:table-cell table:style-name="Table2.A1" office:value-type="string">
                              <text:p text:style-name="P12">hudson.Util.noSymLink</text:p>
                            </table:table-cell>
                            <table:table-cell table:style-name="Table2.A1" office:value-type="string">
                              <text:p text:style-name="P12">false</text:p>
                            </table:table-cell>
                            <table:table-cell table:style-name="Table2.A1" office:value-type="string">
                              <text:p text:style-name="P12"/>
                            </table:table-cell>
                            <table:table-cell table:style-name="Table2.A1" office:value-type="string">
                              <text:p text:style-name="P12">True to disable creation of symbolic links in job/builds directories</text:p>
                            </table:table-cell>
                          </table:table-row>
                          <table:table-row table:style-name="TableLine1289603932608">
                            <table:table-cell table:style-name="Table2.A1" office:value-type="string">
                              <text:p text:style-name="Table_20_Contents">hudson.Util.useNativeChmodAndMode</text:p>
                            </table:table-cell>
                            <table:table-cell table:style-name="Table2.A1" office:value-type="string">
                              <text:p text:style-name="Table_20_Contents">false</text:p>
                            </table:table-cell>
                            <table:table-cell table:style-name="Table2.A1" office:value-type="string">
                              <text:p text:style-name="Table_20_Contents">2.93</text:p>
                            </table:table-cell>
                            <table:table-cell table:style-name="Table2.A1" office:value-type="string">
                              <text:p text:style-name="Table_20_Contents">True to use native (JNA/JNR) implementation to set file permissions instead of NIO</text:p>
                            </table:table-cell>
                          </table:table-row>
                          <table:table-row table:style-name="TableLine1289603932608">
                            <table:table-cell table:style-name="Table2.A1" office:value-type="string">
                              <text:p text:style-name="P12">hudson.util.ProcessTree.disable</text:p>
                            </table:table-cell>
                            <table:table-cell table:style-name="Table2.A1" office:value-type="string">
                              <text:p text:style-name="P12">false</text:p>
                            </table:table-cell>
                            <table:table-cell table:style-name="Table2.A1" office:value-type="string">
                              <text:p text:style-name="P12"/>
                            </table:table-cell>
                            <table:table-cell table:style-name="Table2.A1" office:value-type="string">
                              <text:p text:style-name="P12">True to disable cleanup of child processes</text:p>
                            </table:table-cell>
                          </table:table-row>
                          <table:table-row table:style-name="TableLine1289603932608">
                            <table:table-cell table:style-name="Table2.A1" office:value-type="string">
                              <text:p text:style-name="P12">hudson.util.RingBufferLogHandler.defaultSize</text:p>
                            </table:table-cell>
                            <table:table-cell table:style-name="Table2.A1" office:value-type="string">
                              <text:p text:style-name="P12">256</text:p>
                            </table:table-cell>
                            <table:table-cell table:style-name="Table2.A1" office:value-type="string">
                              <text:p text:style-name="P12">1.563</text:p>
                            </table:table-cell>
                            <table:table-cell table:style-name="Table2.A1" office:value-type="string">
                              <text:p text:style-name="P12">Number of log entries in loggers available on the UI at <text:span text:style-name="Source_20_Text">/log/</text:span></text:p>
                            </table:table-cell>
                          </table:table-row>
                          <table:table-row table:style-name="TableLine1289603932608">
                            <table:table-cell table:style-name="Table2.A1" office:value-type="string">
                              <text:p text:style-name="P12">hudson.util.Secret.provider</text:p>
                            </table:table-cell>
                            <table:table-cell table:style-name="Table2.A1" office:value-type="string">
                              <text:p text:style-name="P12"/>
                            </table:table-cell>
                            <table:table-cell table:style-name="Table2.A1" office:value-type="string">
                              <text:p text:style-name="P12">1.360</text:p>
                            </table:table-cell>
                            <table:table-cell table:style-name="Table2.A1" office:value-type="string">
                              <text:p text:style-name="P12">Force a particular crypto provider; with Glassfish Enterprise set value to <text:span text:style-name="Source_20_Text">SunJCE</text:span> to workaround a <text:a xlink:type="simple" xlink:href="https://issues.jenkins-ci.org/browse/JENKINS-6459" text:style-name="Internet_20_link" text:visited-style-name="Visited_20_Internet_20_Link">known issue</text:a>.</text:p>
                            </table:table-cell>
                          </table:table-row>
                          <table:table-row table:style-name="TableLine1289603932608">
                            <table:table-cell table:style-name="Table2.A1" office:value-type="string">
                              <text:p text:style-name="P12">hudson.Util.symlinkEscapeHatch</text:p>
                            </table:table-cell>
                            <table:table-cell table:style-name="Table2.A1" office:value-type="string">
                              <text:p text:style-name="P12">false</text:p>
                            </table:table-cell>
                            <table:table-cell table:style-name="Table2.A1" office:value-type="string">
                              <text:p text:style-name="P12"/>
                            </table:table-cell>
                            <table:table-cell table:style-name="Table2.A1" office:value-type="string">
                              <text:p text:style-name="P12">True to use exec of "ln" binary to create symbolic links instead of native code</text:p>
                            </table:table-cell>
                          </table:table-row>
                          <table:table-row table:style-name="TableLine1289603932608">
                            <table:table-cell table:style-name="Table2.A1" office:value-type="string">
                              <text:p text:style-name="P12">hudson.Util.maxFileDeletionRetries</text:p>
                            </table:table-cell>
                            <table:table-cell table:style-name="Table2.A1" office:value-type="string">
                              <text:p text:style-name="P12">3</text:p>
                            </table:table-cell>
                            <table:table-cell table:style-name="Table2.A1" office:value-type="string">
                              <text:p text:style-name="P12">2.2</text:p>
                            </table:table-cell>
                            <table:table-cell table:style-name="Table2.A1" office:value-type="string">
                              <text:p text:style-name="P12">The number of times to attempt to delete files/directory trees<text:line-break/>before giving up and throwing an exception.<text:line-break/>Specifying a value less than 1 is invalid and will be treated as if a value of 1 (i.e. one attempt, no retries) was specified.<text:line-break/>See <text:a xlink:type="simple" xlink:href="https://issues.jenkins-ci.org/browse/JENKINS-10113" text:style-name="Internet_20_link" text:visited-style-name="Visited_20_Internet_20_Link">JENKINS-10113</text:a> and <text:a xlink:type="simple" xlink:href="https://issues.jenkins-ci.org/browse/JENKINS-15331" text:style-name="Internet_20_link" text:visited-style-name="Visited_20_Internet_20_Link">JENKINS-15331</text:a>.</text:p>
                            </table:table-cell>
                          </table:table-row>
                          <table:table-row table:style-name="TableLine1289603932608">
                            <table:table-cell table:style-name="Table2.A1" office:value-type="string">
                              <text:p text:style-name="P12">hudson.Util.deletionRetryWait</text:p>
                            </table:table-cell>
                            <table:table-cell table:style-name="Table2.A1" office:value-type="string">
                              <text:p text:style-name="P12">100</text:p>
                            </table:table-cell>
                            <table:table-cell table:style-name="Table2.A1" office:value-type="string">
                              <text:p text:style-name="P12">2.2</text:p>
                            </table:table-cell>
                            <table:table-cell table:style-name="Table2.A1" office:value-type="string">
                              <text:p text:style-name="P12">The time (in milliseconds) to wait between attempts to delete files when retrying. This has no effect unless <text:span text:style-name="Emphasis">hudson.Util.maxFileDeletionRetries</text:span> is greater than 1.<text:line-break/>If zero, there will be no delay between attempts. If negative, the delay will be a (linearly) increasing multiple of this value between attempts.</text:p>
                            </table:table-cell>
                          </table:table-row>
                          <table:table-row table:style-name="TableLine1289603932608">
                            <table:table-cell table:style-name="Table2.A1" office:value-type="string">
                              <text:p text:style-name="P12">hudson.Util.performGCOnFailedDelete</text:p>
                            </table:table-cell>
                            <table:table-cell table:style-name="Table2.A1" office:value-type="string">
                              <text:p text:style-name="P12">false</text:p>
                            </table:table-cell>
                            <table:table-cell table:style-name="Table2.A1" office:value-type="string">
                              <text:p text:style-name="P12">2.2</text:p>
                            </table:table-cell>
                            <table:table-cell table:style-name="Table2.A1" office:value-type="string">
                              <text:p text:style-name="P12">If this flag is set to true then we will request a garbage collection after a deletion failure before we next retry the delete. It is ignored unless <text:span text:style-name="Emphasis">hudson.Util.maxFileDeletionRetries</text:span> is greater than 1.<text:line-break/>Setting this flag to true <text:span text:style-name="Emphasis">may</text:span> resolve some problems on Windows, and also for directory trees residing on an NFS share, but it can have a negative impact on performance and may have no effect at all (GC behavior is JVM-specific).<text:line-break/>Warning: This should only ever be used if you find that your builds are failing because Jenkins is unable to delete files, that this failure is because Jenkins itself has those files locked "open", and even then it should only be used on slaves with relatively few executors (because the garbage collection can impact the performance of all job executors on that slave).<text:line-break/><text:span text:style-name="Emphasis">Setting this flag is a act of last resort - it is not recommended, and should not be used on your main Jenkins server unless you can tolerate the performance impact</text:span>.</text:p>
                            </table:table-cell>
                          </table:table-row>
                          <table:table-row table:style-name="TableLine1289603932608">
                            <table:table-cell table:style-name="Table2.A1" office:value-type="string">
                              <text:p text:style-name="P12">jenkins.CLI.disabled</text:p>
                            </table:table-cell>
                            <table:table-cell table:style-name="Table2.A1" office:value-type="string">
                              <text:p text:style-name="P12">false</text:p>
                            </table:table-cell>
                            <table:table-cell table:style-name="Table2.A1" office:value-type="string">
                              <text:p text:style-name="P12">2.32 and 2.19.3</text:p>
                            </table:table-cell>
                            <table:table-cell table:style-name="Table2.A1" office:value-type="string">
                              <text:p text:style-name="P12"><text:span text:style-name="Source_20_Text">true</text:span> to disable Jenkins CLI via JNLP and HTTP (SSHD can still be enabled)</text:p>
                            </table:table-cell>
                          </table:table-row>
                          <table:table-row table:style-name="TableLine1289603932608">
                            <table:table-cell table:style-name="Table2.A1" office:value-type="string">
                              <text:p text:style-name="P14">jenkins.model.Jenkins.buildsDir</text:p>
                            </table:table-cell>
                            <table:table-cell table:style-name="Table2.A1" office:value-type="string">
                              <text:p text:style-name="Table_20_Contents">${ITEM_ROOTDIR}/builds</text:p>
                            </table:table-cell>
                            <table:table-cell table:style-name="Table2.A1" office:value-type="string">
                              <text:p text:style-name="Table_20_Contents">2.119</text:p>
                            </table:table-cell>
                            <table:table-cell table:style-name="Table2.A1" office:value-type="string">
                              <text:p text:style-name="P12">The configuration of a given job is located under <text:span text:style-name="Source_20_Text">$JENKINS_HOME/jobs/[JOB_NAME]/config.xml</text:span> and its builds are under <text:span text:style-name="Source_20_Text">$JENKINS_HOME/jobs/[JOB_NAME]/builds</text:span> by default.</text:p>
                              <text:p text:style-name="P12">This option allows you to store builds elsewhere, which can be useful with finer-grained backup policies, or to store the build data on a faster disk such as an SSD.</text:p>
                              <text:p text:style-name="P12">The following placeholders are supported for this value:</text:p>
                              <text:list xml:id="list3157830734" text:style-name="L12">
                                <text:list-item>
                                  <text:p text:style-name="P15"><text:span text:style-name="Strong_20_Emphasis">${JENKINS_HOME}</text:span>  – Resolves to the Jenkins home directory.</text:p>
                                </text:list-item>
                                <text:list-item>
                                  <text:p text:style-name="P15"><text:span text:style-name="Strong_20_Emphasis">${ITEM_ROOTDIR}</text:span> – The directory containing the job metadata within Jenkins home.</text:p>
                                </text:list-item>
                                <text:list-item>
                                  <text:p text:style-name="P16"><text:span text:style-name="Strong_20_Emphasis">${ITEM_FULL_NAME}</text:span> – The full name of the item, with file system unsafe characters  replaced by others.<text:line-break/><text:span text:style-name="Strong_20_Emphasis">${ITEM_FULLNAME}</text:span> – See above, but does not replace unsafe characters. This is a legacy option and should not be used.</text:p>
                                </text:list-item>
                              </text:list>
                              <text:p text:style-name="P12">For instance, if you would like to store builds outside of Jenkins home, you can use a value like the following: <text:span text:style-name="Source_20_Text">/some_other_root/builds/${ITEM_FULL_NAME}</text:span></text:p>
                              <text:p text:style-name="P12">This used to be a UI setting, but was removed in 2.119 as it did not support migration of existing build records and could lead to build-related errors until restart.</text:p>
                            </table:table-cell>
                          </table:table-row>
                          <table:table-row table:style-name="TableLine1289603932608">
                            <table:table-cell table:style-name="Table2.A1" office:value-type="string">
                              <text:p text:style-name="P12">jenkins.model.Jenkins.disableExceptionOnNullInstance</text:p>
                            </table:table-cell>
                            <table:table-cell table:style-name="Table2.A1" office:value-type="string">
                              <text:p text:style-name="P12">false</text:p>
                            </table:table-cell>
                            <table:table-cell table:style-name="Table2.A1" office:value-type="string">
                              <text:p text:style-name="P12">2.4 <text:span text:style-name="Strong_20_Emphasis">only</text:span></text:p>
                            </table:table-cell>
                            <table:table-cell table:style-name="Table2.A1" office:value-type="string">
                              <text:p text:style-name="P12"><text:span text:style-name="Source_20_Text">true</text:span> to disable throwing an <text:span text:style-name="Source_20_Text">IllegalStateException</text:span> when <text:span text:style-name="Source_20_Text">Jenkins.getInstance()</text:span> returns <text:span text:style-name="Source_20_Text">null</text:span></text:p>
                            </table:table-cell>
                          </table:table-row>
                          <table:table-row table:style-name="TableLine1289603932608">
                            <table:table-cell table:style-name="Table2.A1" office:value-type="string">
                              <text:p text:style-name="P12">jenkins.model.Jenkins.enableExceptionOnNullInstance</text:p>
                            </table:table-cell>
                            <table:table-cell table:style-name="Table2.A1" office:value-type="string">
                              <text:p text:style-name="P12">false</text:p>
                            </table:table-cell>
                            <table:table-cell table:style-name="Table2.A1" office:value-type="string">
                              <text:p text:style-name="P12">2.5</text:p>
                            </table:table-cell>
                            <table:table-cell table:style-name="Table2.A1" office:value-type="string">
                              <text:p text:style-name="P12"><text:span text:style-name="Source_20_Text">true</text:span> to enable throwing an <text:span text:style-name="Source_20_Text">IllegalStateException</text:span> when <text:span text:style-name="Source_20_Text">Jenkins.getInstance()</text:span> returns <text:span text:style-name="Source_20_Text">null</text:span></text:p>
                            </table:table-cell>
                          </table:table-row>
                          <table:table-row table:style-name="TableLine1289603932608">
                            <table:table-cell table:style-name="Table2.A1" office:value-type="string">
                              <text:p text:style-name="Table_20_Contents">jenkins.model.Jenkins<text:span text:style-name="T9">.crumbIssuerProxyCompatibility</text:span></text:p>
                            </table:table-cell>
                            <table:table-cell table:style-name="Table2.A1" office:value-type="string">
                              <text:p text:style-name="Table_20_Contents">false</text:p>
                            </table:table-cell>
                            <table:table-cell table:style-name="Table2.A1" office:value-type="string">
                              <text:p text:style-name="Table_20_Contents">2.119</text:p>
                            </table:table-cell>
                            <table:table-cell table:style-name="Table2.A1" office:value-type="string">
                              <text:p text:style-name="Table_20_Contents"><text:span text:style-name="Source_20_Text">true</text:span> to enable crumb proxy compatibility when running the Setup Wizard for the first time.</text:p>
                            </table:table-cell>
                          </table:table-row>
                          <table:table-row table:style-name="TableLine1289603932608">
                            <table:table-cell table:style-name="Table2.A1" office:value-type="string">
                              <text:p text:style-name="P14">jenkins.model.Jenkins.workspacesDir</text:p>
                            </table:table-cell>
                            <table:table-cell table:style-name="Table2.A1" office:value-type="string">
                              <text:p text:style-name="Table_20_Contents">${JENKINS_HOME}/workspace/${ITEM_FULL_NAME}</text:p>
                            </table:table-cell>
                            <table:table-cell table:style-name="Table2.A1" office:value-type="string">
                              <text:p text:style-name="Table_20_Contents">2.119</text:p>
                            </table:table-cell>
                            <table:table-cell table:style-name="Table2.A1" office:value-type="string">
                              <text:p text:style-name="P12">Allows to change the directory layout for the job workspaces on the master node. See <text:span text:style-name="Source_20_Text">jenkins.model.Jenkins.buildsDir</text:span> for supported placeholders.</text:p>
                            </table:table-cell>
                          </table:table-row>
                          <table:table-row table:style-name="TableLine1289603932608">
                            <table:table-cell table:style-name="Table2.A1" office:value-type="string">
                              <text:p text:style-name="Table_20_Contents">jenkins.model.JenkinsLocationConfiguration.disableUrlValidation</text:p>
                            </table:table-cell>
                            <table:table-cell table:style-name="Table2.A1" office:value-type="string">
                              <text:p text:style-name="Table_20_Contents">false</text:p>
                            </table:table-cell>
                            <table:table-cell table:style-name="Table2.A1" office:value-type="string">
                              <text:p text:style-name="Table_20_Contents">2.197 / LTS 2.176.4</text:p>
                            </table:table-cell>
                            <table:table-cell table:style-name="Table2.A1" office:value-type="string">
                              <text:p text:style-name="P12">Disable URL validation intended to prevent an XSS vulnerability. See <text:a xlink:type="simple" xlink:href="https://jenkins.io/security/advisory/2019-09-25/#SECURITY-1471" text:style-name="Internet_20_link" text:visited-style-name="Visited_20_Internet_20_Link">https://jenkins.io/security/advisory/2019-09-25/#SECURITY-1471</text:a> for details.</text:p>
                            </table:table-cell>
                          </table:table-row>
                          <table:table-row table:style-name="TableLine1289603932608">
                            <table:table-cell table:style-name="Table2.A1" office:value-type="string">
                              <text:p text:style-name="P14">jenkins.model.StandardArtifactManager.disableTrafficCompression</text:p>
                            </table:table-cell>
                            <table:table-cell table:style-name="Table2.A1" office:value-type="string">
                              <text:p text:style-name="Table_20_Contents">false</text:p>
                            </table:table-cell>
                            <table:table-cell table:style-name="Table2.A1" office:value-type="string">
                              <text:p text:style-name="Table_20_Contents">2.196</text:p>
                            </table:table-cell>
                            <table:table-cell table:style-name="Table2.A1" office:value-type="string">
                              <text:p text:style-name="Table_20_Contents"><text:span text:style-name="Source_20_Text">true</text:span> to disable GZIP compression of artifacts when they're transferred from slave nodes to master.  Uses less CPU at the cost of increased network traffic.</text:p>
                            </table:table-cell>
                          </table:table-row>
                          <table:table-row table:style-name="TableLine1289603932608">
                            <table:table-cell table:style-name="Table2.A1" office:value-type="string">
                              <text:p text:style-name="P12">jenkins.InitReactorRunner.concurrency</text:p>
                            </table:table-cell>
                            <table:table-cell table:style-name="Table2.A1" office:value-type="string">
                              <text:p text:style-name="P12">2x of CPU</text:p>
                            </table:table-cell>
                            <table:table-cell table:style-name="Table2.A1" office:value-type="string">
                              <text:p text:style-name="P12"/>
                            </table:table-cell>
                            <table:table-cell table:style-name="Table2.A1" office:value-type="string">
                              <text:p text:style-name="P12"><text:span text:style-name="T2">During start of Jenkins, loading of jobs in parallel have a fixed number of threads by default (twice the CPU). To make Jenkins load time 8x faster, increase it to 8x. For example, 24 CPU Jenkins Master host use this:</text:span> <text:span text:style-name="T2">-Dhudson.InitReactorRunner.concurrency=192</text:span></text:p>
                            </table:table-cell>
                          </table:table-row>
                          <table:table-row table:style-name="TableLine1289603932608">
                            <table:table-cell table:style-name="Table2.A1" office:value-type="string">
                              <text:p text:style-name="P12">jenkins.install.runSetupWizard</text:p>
                            </table:table-cell>
                            <table:table-cell table:style-name="Table2.A1" office:value-type="string">
                              <text:p text:style-name="P12">undefined</text:p>
                            </table:table-cell>
                            <table:table-cell table:style-name="Table2.A1" office:value-type="string">
                              <text:p text:style-name="P12">2.0</text:p>
                            </table:table-cell>
                            <table:table-cell table:style-name="Table2.A1" office:value-type="string">
                              <text:p text:style-name="P12">Set to <text:span text:style-name="Source_20_Text">false</text:span> to skip install wizard. Note that this leaves Jenkins unsecured by default.<text:line-break/>Development-mode only: Set to <text:span text:style-name="Source_20_Text">true</text:span> to not skip showing the setup wizard during Jenkins development.</text:p>
                              <text:p text:style-name="P12">NOTE: This property is only effective the first time you run Jenkins in given JENKINS_HOME.</text:p>
                            </table:table-cell>
                          </table:table-row>
                          <table:table-row table:style-name="TableLine1289603932608">
                            <table:table-cell table:style-name="Table2.A1" office:value-type="string">
                              <text:p text:style-name="Table_20_Contents">jenkins.security.stapler.StaplerDispatchValidator.disabled</text:p>
                            </table:table-cell>
                            <table:table-cell table:style-name="Table2.A1" office:value-type="string">
                              <text:p text:style-name="Table_20_Contents">false</text:p>
                            </table:table-cell>
                            <table:table-cell table:style-name="Table2.A1" office:value-type="string">
                              <text:p text:style-name="Table_20_Contents">2.186 / 2.176.2</text:p>
                            </table:table-cell>
                            <table:table-cell table:style-name="Table2.A1" office:value-type="string">
                              <text:p text:style-name="Table_20_Contents"><text:span text:style-name="Source_20_Text">true</text:span>  to disable <text:a xlink:type="simple" xlink:href="https://jenkins.io/security/advisory/2019-07-17/#SECURITY-534" text:style-name="Internet_20_link" text:visited-style-name="Visited_20_Internet_20_Link">the SECURITY-534 fix</text:a>.</text:p>
                            </table:table-cell>
                          </table:table-row>
                          <table:table-row table:style-name="TableLine1289603932608">
                            <table:table-cell table:style-name="Table2.A1" office:value-type="string">
                              <text:p text:style-name="Table_20_Contents">jenkins.security.ApiTokenProperty.adminCanGenerateNewTokens<text:span text:style-name="T10"> </text:span></text:p>
                            </table:table-cell>
                            <table:table-cell table:style-name="Table2.A1" office:value-type="string">
                              <text:p text:style-name="Table_20_Contents">false</text:p>
                            </table:table-cell>
                            <table:table-cell table:style-name="Table2.A1" office:value-type="string">
                              <text:p text:style-name="Table_20_Contents">2.129</text:p>
                            </table:table-cell>
                            <table:table-cell table:style-name="Table2.A1" office:value-type="string">
                              <text:p text:style-name="P12"><text:span text:style-name="Source_20_Text">true</text:span> to allow users with <text:span text:style-name="Source_20_Text">ADMINISTER</text:span> permission to create API tokens using the new system for any user.</text:p>
                              <text:p text:style-name="P12">NOTE: The user will not be able to use that token since it's only displayed to the creator, once.</text:p>
                            </table:table-cell>
                          </table:table-row>
                          <table:table-row table:style-name="TableLine1289603932608">
                            <table:table-cell table:style-name="Table2.A1" office:value-type="string">
                              <text:p text:style-name="P12">jenkins.security.ApiTokenProperty.showTokenToAdmins</text:p>
                            </table:table-cell>
                            <table:table-cell table:style-name="Table2.A1" office:value-type="string">
                              <text:p text:style-name="P12">false</text:p>
                            </table:table-cell>
                            <table:table-cell table:style-name="Table2.A1" office:value-type="string">
                              <text:p text:style-name="P12">1.638</text:p>
                            </table:table-cell>
                            <table:table-cell table:style-name="Table2.A1" office:value-type="string">
                              <text:p text:style-name="P12">True to show API tokens for users to administrators on the user configuration page. This was set to false as part of <text:a xlink:type="simple" xlink:href="https://wiki.jenkins-ci.org/display/SECURITY/Jenkins+Security+Advisory+2015-11-11#JenkinsSecurityAdvisory2015-11-11-APItokensofotherusersavailabletoadmins" text:style-name="Internet_20_link" text:visited-style-name="Visited_20_Internet_20_Link">SECURITY-200</text:a></text:p>
                            </table:table-cell>
                          </table:table-row>
                          <table:table-row table:style-name="TableLine1289603932608">
                            <table:table-cell table:style-name="Table2.A1" office:value-type="string">
                              <text:p text:style-name="P12">jenkins.security.FrameOptionsPageDecorator.enabled</text:p>
                            </table:table-cell>
                            <table:table-cell table:style-name="Table2.A1" office:value-type="string">
                              <text:p text:style-name="P12">true</text:p>
                            </table:table-cell>
                            <table:table-cell table:style-name="Table2.A1" office:value-type="string">
                              <text:p text:style-name="P12">1.581</text:p>
                            </table:table-cell>
                            <table:table-cell table:style-name="Table2.A1" office:value-type="string">
                              <text:p text:style-name="P12">Whether to send <text:span text:style-name="Source_20_Text">X-Frame-Options: sameorigin</text:span> header, set to false to disable and make Jenkins embeddable</text:p>
                            </table:table-cell>
                          </table:table-row>
                          <table:table-row table:style-name="TableLine1289603932608">
                            <table:table-cell table:style-name="Table2.A1" office:value-type="string">
                              <text:p text:style-name="P12">jenkins.slaves.JnlpSlaveAgentProtocol3.enabled</text:p>
                            </table:table-cell>
                            <table:table-cell table:style-name="Table2.A1" office:value-type="string">
                              <text:p text:style-name="P12">undefined</text:p>
                            </table:table-cell>
                            <table:table-cell table:style-name="Table2.A1" office:value-type="string">
                              <text:p text:style-name="P12">1.653</text:p>
                            </table:table-cell>
                            <table:table-cell table:style-name="Table2.A1" office:value-type="string">
                              <text:p text:style-name="P12"><text:span text:style-name="Source_20_Text">false</text:span> to disable the JNLP3 agent protocol, <text:span text:style-name="Source_20_Text">true</text:span> to enable it. Otherwise it's randomly enabled/disabled to A/B test it.</text:p>
                            </table:table-cell>
                          </table:table-row>
                          <table:table-row table:style-name="TableLine1289603932608">
                            <table:table-cell table:style-name="Table2.A1" office:value-type="string">
                              <text:p text:style-name="P12">jenkins.slaves.NioChannelSelector.disabled</text:p>
                            </table:table-cell>
                            <table:table-cell table:style-name="Table2.A1" office:value-type="string">
                              <text:p text:style-name="P12">false</text:p>
                            </table:table-cell>
                            <table:table-cell table:style-name="Table2.A1" office:value-type="string">
                              <text:p text:style-name="P12">1.560</text:p>
                            </table:table-cell>
                            <table:table-cell table:style-name="Table2.A1" office:value-type="string">
                              <text:p text:style-name="P12">true to disable Nio for JNLP slaves</text:p>
                            </table:table-cell>
                          </table:table-row>
                          <table:table-row table:style-name="TableLine1289603932608">
                            <table:table-cell table:style-name="Table2.A1" office:value-type="string">
                              <text:p text:style-name="P12">org.jenkinsci.main.modules.sshd.SSHD.idle-timeout</text:p>
                            </table:table-cell>
                            <table:table-cell table:style-name="Table2.A1" office:value-type="string">
                              <text:p text:style-name="P12">undefined</text:p>
                            </table:table-cell>
                            <table:table-cell table:style-name="Table2.A1" office:value-type="string">
                              <text:p text:style-name="P12">2.22</text:p>
                            </table:table-cell>
                            <table:table-cell table:style-name="Table2.A1" office:value-type="string">
                              <text:p text:style-name="P12">Allows to configure the SSHD client idle timeout (value in milliseconds). Default value is 10min (600000ms).</text:p>
                            </table:table-cell>
                          </table:table-row>
                          <table:table-row table:style-name="TableLine1289603932608">
                            <table:table-cell table:style-name="Table2.A1" office:value-type="string">
                              <text:p text:style-name="Table_20_Contents">org.jenkinsci.plugins.workflow.steps.durable_task.DurableTaskStep.REMOTE_TIMEOUT</text:p>
                            </table:table-cell>
                            <table:table-cell table:style-name="Table2.A1" office:value-type="string">
                              <text:p text:style-name="Table_20_Contents">20 seconds</text:p>
                            </table:table-cell>
                            <table:table-cell table:style-name="Table2.A1" office:value-type="string">
                              <text:p text:style-name="Table_20_Contents">workflow-durable-task-step-plugin 2.29</text:p>
                            </table:table-cell>
                            <table:table-cell table:style-name="Table2.A1" office:value-type="string">
                              <text:p text:style-name="Table_20_Contents">How long to wait for remote calls (see <text:a xlink:type="simple" xlink:href="https://issues.jenkins-ci.org/browse/JENKINS-46507" text:style-name="Internet_20_link" text:visited-style-name="Visited_20_Internet_20_Link">JENKINS-46507</text:a>)</text:p>
                            </table:table-cell>
                          </table:table-row>
                        </table:table>
                        <text:p text:style-name="P19">No compatibility guarantee</text:p>
                        <text:p text:style-name="P19">In general, these switches are often experimental in nature, and subject to change without notice. If you find some of those useful, please file a ticket to promote it to the official feature.</text:p>
                        <text:h text:style-name="P3" text:outline-level="2"><text:bookmark text:name="Featurescontrolledbysystemproperties-Propertiesinothercomponents"/>Properties in other components</text:h>
                        <text:p text:style-name="P19">Particular Jenkins component have their own release cycle and documentation. In particular cases such components also include System Properties.</text:p>
                        <text:list xml:id="list1343998831" text:style-name="L13">
                          <text:list-item>
                            <text:p text:style-name="P44"><text:span text:style-name="T3">Remoting - Jenkins Communication Layer: </text:span><text:a xlink:type="simple" xlink:href="https://github.com/jenkinsci/remoting/blob/master/docs/configuration.md" text:style-name="Internet_20_link" text:visited-style-name="Visited_20_Internet_20_Link">Remoting Configuration</text:a></text:p>
                          </text:list-item>
                        </text:list>
                        <text:p text:style-name="P29"/>
                      </text:section>
                    </text:section>
                  </text:section>
                  <text:section text:style-name="Sect1" text:name="Section11">
                    <text:p text:style-name="P33"/>
                  </text:section>
                  <text:p text:style-name="P29"><text:span text:style-name="Emphasis"><text:span text:style-name="T3"/></text:span></text:p>
                </text:section>
              </text:section>
            </text:section>
            <text:p text:style-name="P29"><text:span text:style-name="T3"/></text:p>
          </text:section>
        </text:section>
      </text:section>
      <text:section text:style-name="Sect1" text:name="footer">
        <text:p text:style-name="P33"/>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5252in" fo:margin-right="0.7846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25T20:13:40.373000000</dc:date>
    <meta:editing-duration>PT2M51S</meta:editing-duration>
    <meta:editing-cycles>3</meta:editing-cycles>
    <meta:generator>LibreOffice/7.3.2.2$Windows_X86_64 LibreOffice_project/49f2b1bff42cfccbd8f788c8dc32c1c309559be0</meta:generator>
    <meta:document-statistic meta:table-count="2" meta:image-count="0" meta:object-count="0" meta:page-count="1" meta:paragraph-count="669" meta:word-count="5110" meta:character-count="37443" meta:non-whitespace-character-count="32654"/>
  </office:meta>
</office:document-meta>
</file>